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style:text-underline-style="none" officeooo:paragraph-rsid="0025f102"/>
    </style:style>
    <style:style style:name="P3" style:family="paragraph" style:parent-style-name="Standard">
      <style:paragraph-properties fo:text-align="justify" style:justify-single-word="false"/>
      <style:text-properties style:text-underline-style="none" officeooo:paragraph-rsid="002ae872"/>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2ae872"/>
    </style:style>
    <style:style style:name="P8" style:family="paragraph" style:parent-style-name="Standard">
      <style:paragraph-properties fo:text-align="start" style:justify-single-word="false"/>
      <style:text-properties officeooo:paragraph-rsid="0025b013"/>
    </style:style>
    <style:style style:name="P9" style:family="paragraph" style:parent-style-name="Standard">
      <style:paragraph-properties fo:text-align="start" style:justify-single-word="false"/>
      <style:text-properties officeooo:paragraph-rsid="0025f102"/>
    </style:style>
    <style:style style:name="P10" style:family="paragraph" style:parent-style-name="Standard">
      <style:paragraph-properties fo:text-align="justify" style:justify-single-word="false"/>
      <style:text-properties fo:language="fr" fo:country="FR" style:text-underline-style="solid" style:text-underline-width="auto" style:text-underline-color="font-color"/>
    </style:style>
    <style:style style:name="P11" style:family="paragraph" style:parent-style-name="Standard">
      <style:text-properties style:font-name="Times New Roman" fo:language="fr" fo:country="FR"/>
    </style:style>
    <style:style style:name="P12" style:family="paragraph" style:parent-style-name="Standard">
      <style:paragraph-properties fo:text-align="justify" style:justify-single-word="false"/>
      <style:text-properties style:font-name="Times New Roman" fo:language="fr" fo:country="FR"/>
    </style:style>
    <style:style style:name="P13" style:family="paragraph" style:parent-style-name="Standard">
      <style:text-properties style:font-name="Times New Roman" fo:language="fr" fo:country="FR" style:text-underline-style="none"/>
    </style:style>
    <style:style style:name="P14" style:family="paragraph" style:parent-style-name="Standard">
      <style:paragraph-properties fo:text-align="justify" style:justify-single-word="false"/>
      <style:text-properties style:font-name="Times New Roman" fo:language="fr" fo:country="FR" style:text-underline-style="none"/>
    </style:style>
    <style:style style:name="P15" style:family="paragraph" style:parent-style-name="Standard">
      <style:paragraph-properties fo:text-align="start" style:justify-single-word="false"/>
      <style:text-properties style:font-name="Times New Roman" fo:language="fr" fo:country="FR" style:text-underline-style="none"/>
    </style:style>
    <style:style style:name="P16" style:family="paragraph" style:parent-style-name="Standard">
      <style:text-properties style:font-name="Times New Roman" fo:language="fr" fo:country="FR" style:text-underline-style="solid" style:text-underline-width="auto" style:text-underline-color="font-color"/>
    </style:style>
    <style:style style:name="P17" style:family="paragraph" style:parent-style-name="Standard">
      <style:paragraph-properties fo:text-align="justify" style:justify-single-word="false"/>
      <style:text-properties style:font-name="Times New Roman" fo:language="fr" fo:country="FR" style:text-underline-style="solid" style:text-underline-width="auto" style:text-underline-color="font-color"/>
    </style:style>
    <style:style style:name="P18" style:family="paragraph" style:parent-style-name="Standard">
      <style:paragraph-properties fo:text-align="start" style:justify-single-word="false"/>
      <style:text-properties style:font-name="Times New Roman" fo:language="fr" fo:country="FR" style:text-underline-style="solid" style:text-underline-width="auto" style:text-underline-color="font-color"/>
    </style:style>
    <style:style style:name="P19" style:family="paragraph" style:parent-style-name="Standard">
      <style:paragraph-properties fo:text-align="start" style:justify-single-word="false"/>
      <style:text-properties style:font-name="Times New Roman" fo:language="fr" fo:country="FR" style:text-underline-style="solid" style:text-underline-width="auto" style:text-underline-color="font-color" officeooo:paragraph-rsid="0025b013"/>
    </style:style>
    <style:style style:name="P20" style:family="paragraph" style:parent-style-name="Standard">
      <style:paragraph-properties fo:text-align="start" style:justify-single-word="false"/>
      <style:text-properties style:font-name="Times New Roman" fo:language="fr" fo:country="FR" style:text-underline-style="solid" style:text-underline-width="auto" style:text-underline-color="font-color" officeooo:paragraph-rsid="0023ca34"/>
    </style:style>
    <style:style style:name="P21" style:family="paragraph" style:parent-style-name="Standard">
      <style:paragraph-properties fo:text-align="start" style:justify-single-word="false"/>
      <style:text-properties style:font-name="Times New Roman" fo:language="fr" fo:country="FR" style:text-underline-style="solid" style:text-underline-width="auto" style:text-underline-color="font-color" officeooo:paragraph-rsid="001ff3f6"/>
    </style:style>
    <style:style style:name="P22" style:family="paragraph" style:parent-style-name="Standard">
      <style:paragraph-properties fo:text-align="start" style:justify-single-word="false"/>
      <style:text-properties style:font-name="Times New Roman" fo:language="fr" fo:country="FR" style:text-underline-style="solid" style:text-underline-width="auto" style:text-underline-color="font-color" officeooo:paragraph-rsid="002cacb6"/>
    </style:style>
    <style:style style:name="P23" style:family="paragraph" style:parent-style-name="Standard">
      <style:paragraph-properties fo:text-align="start" style:justify-single-word="false"/>
      <style:text-properties style:font-name="Times New Roman" fo:language="fr" fo:country="FR" officeooo:paragraph-rsid="002d9a16"/>
    </style:style>
    <style:style style:name="P24" style:family="paragraph" style:parent-style-name="Standard">
      <style:paragraph-properties fo:text-align="justify" style:justify-single-word="false"/>
      <style:text-properties style:font-name="Times New Roman"/>
    </style:style>
    <style:style style:name="P25" style:family="paragraph" style:parent-style-name="Standard">
      <style:paragraph-properties fo:text-align="start" style:justify-single-word="false"/>
      <style:text-properties style:text-line-through-style="solid" style:text-line-through-type="single" style:font-name="Times New Roman" fo:language="fr" fo:country="FR" style:text-underline-style="none"/>
    </style:style>
    <style:style style:name="P26" style:family="paragraph" style:parent-style-name="Standard">
      <style:paragraph-properties fo:text-align="start" style:justify-single-word="false"/>
      <style:text-properties style:text-line-through-style="solid" style:text-line-through-type="single" style:font-name="Times New Roman" fo:language="fr" fo:country="FR" style:text-underline-style="none" officeooo:paragraph-rsid="0025f102"/>
    </style:style>
    <style:style style:name="P27" style:family="paragraph" style:parent-style-name="Standard">
      <style:paragraph-properties fo:text-align="start" style:justify-single-word="false" fo:break-before="page"/>
      <style:text-properties style:font-name="Times New Roman" fo:language="fr" fo:country="FR" style:text-underline-style="solid" style:text-underline-width="auto" style:text-underline-color="font-color"/>
    </style:style>
    <style:style style:name="P28" style:family="paragraph" style:parent-style-name="Standard">
      <style:paragraph-properties fo:text-align="start" style:justify-single-word="false" fo:break-before="page"/>
      <style:text-properties style:font-name="Times New Roman" fo:language="fr" fo:country="FR" style:text-underline-style="solid" style:text-underline-width="auto" style:text-underline-color="font-color" officeooo:paragraph-rsid="0025b013"/>
    </style:style>
    <style:style style:name="P29" style:family="paragraph" style:parent-style-name="Contents_20_1">
      <style:paragraph-properties>
        <style:tab-stops>
          <style:tab-stop style:position="18.002cm" style:type="right" style:leader-style="dotted" style:leader-text="."/>
        </style:tab-stops>
      </style:paragraph-properties>
    </style:style>
    <style:style style:name="P30" style:family="paragraph" style:parent-style-name="Contents_20_3">
      <style:paragraph-properties>
        <style:tab-stops>
          <style:tab-stop style:position="17.004cm" style:type="right" style:leader-style="dotted" style:leader-text="."/>
        </style:tab-stops>
      </style:paragraph-properties>
    </style:style>
    <style:style style:name="P31" style:family="paragraph" style:parent-style-name="Contents_20_2">
      <style:paragraph-properties>
        <style:tab-stops>
          <style:tab-stop style:position="17.503cm" style:type="right" style:leader-style="dotted" style:leader-text="."/>
        </style:tab-stops>
      </style:paragraph-properties>
    </style:style>
    <style:style style:name="P32" style:family="paragraph" style:parent-style-name="Standard" style:list-style-name="L1">
      <style:paragraph-properties fo:text-align="justify" style:justify-single-word="false"/>
      <style:text-properties style:font-name="Times New Roman" fo:language="fr" fo:country="FR" style:text-underline-style="none"/>
    </style:style>
    <style:style style:name="P33" style:family="paragraph" style:parent-style-name="Standard" style:list-style-name="L2">
      <style:paragraph-properties fo:text-align="justify" style:justify-single-word="false"/>
      <style:text-properties style:font-name="Times New Roman" fo:language="fr" fo:country="FR" style:text-underline-style="none"/>
    </style:style>
    <style:style style:name="P34" style:family="paragraph" style:parent-style-name="Standard" style:list-style-name="L3">
      <style:paragraph-properties fo:text-align="justify" style:justify-single-word="false"/>
      <style:text-properties style:font-name="Times New Roman" fo:language="fr" fo:country="FR" style:text-underline-style="none"/>
    </style:style>
    <style:style style:name="P35" style:family="paragraph" style:parent-style-name="Standard" style:list-style-name="L4">
      <style:paragraph-properties fo:text-align="justify" style:justify-single-word="false"/>
      <style:text-properties style:font-name="Times New Roman" fo:language="fr" fo:country="FR" style:text-underline-style="none"/>
    </style:style>
    <style:style style:name="P36" style:family="paragraph" style:parent-style-name="Standard" style:list-style-name="L5">
      <style:paragraph-properties fo:text-align="justify" style:justify-single-word="false"/>
      <style:text-properties style:font-name="Times New Roman" fo:language="fr" fo:country="FR" style:text-underline-style="none"/>
    </style:style>
    <style:style style:name="P37" style:family="paragraph" style:parent-style-name="Standard" style:list-style-name="L7">
      <style:paragraph-properties fo:text-align="justify" style:justify-single-word="false"/>
      <style:text-properties style:font-name="Times New Roman" fo:language="fr" fo:country="FR" style:text-underline-style="none"/>
    </style:style>
    <style:style style:name="P38" style:family="paragraph" style:parent-style-name="Standard" style:list-style-name="L18">
      <style:paragraph-properties fo:text-align="justify" style:justify-single-word="false"/>
      <style:text-properties style:font-name="Times New Roman" fo:language="fr" fo:country="FR" style:text-underline-style="none"/>
    </style:style>
    <style:style style:name="P39" style:family="paragraph" style:parent-style-name="Standard" style:list-style-name="L19">
      <style:paragraph-properties fo:text-align="justify" style:justify-single-word="false"/>
      <style:text-properties style:font-name="Times New Roman" fo:language="fr" fo:country="FR" style:text-underline-style="none"/>
    </style:style>
    <style:style style:name="P40" style:family="paragraph" style:parent-style-name="Standard" style:list-style-name="L20">
      <style:paragraph-properties fo:text-align="justify" style:justify-single-word="false"/>
      <style:text-properties style:font-name="Times New Roman" fo:language="fr" fo:country="FR" style:text-underline-style="none"/>
    </style:style>
    <style:style style:name="P41" style:family="paragraph" style:parent-style-name="Standard" style:list-style-name="L22">
      <style:paragraph-properties fo:text-align="justify" style:justify-single-word="false"/>
      <style:text-properties style:font-name="Times New Roman" fo:language="fr" fo:country="FR" style:text-underline-style="none"/>
    </style:style>
    <style:style style:name="P42" style:family="paragraph" style:parent-style-name="Standard" style:list-style-name="L24">
      <style:paragraph-properties fo:text-align="justify" style:justify-single-word="false"/>
      <style:text-properties style:font-name="Times New Roman" fo:language="fr" fo:country="FR" style:text-underline-style="none"/>
    </style:style>
    <style:style style:name="P43" style:family="paragraph" style:parent-style-name="Standard" style:list-style-name="L25">
      <style:paragraph-properties fo:text-align="justify" style:justify-single-word="false"/>
      <style:text-properties style:font-name="Times New Roman" fo:language="fr" fo:country="FR" style:text-underline-style="none"/>
    </style:style>
    <style:style style:name="P44" style:family="paragraph" style:parent-style-name="Standard" style:list-style-name="L26">
      <style:paragraph-properties fo:text-align="justify" style:justify-single-word="false"/>
      <style:text-properties style:font-name="Times New Roman" fo:language="fr" fo:country="FR" style:text-underline-style="none"/>
    </style:style>
    <style:style style:name="P45" style:family="paragraph" style:parent-style-name="Standard" style:list-style-name="L9">
      <style:paragraph-properties fo:text-align="start" style:justify-single-word="false"/>
      <style:text-properties style:font-name="Times New Roman" fo:language="fr" fo:country="FR" style:text-underline-style="none" officeooo:rsid="000b066e" officeooo:paragraph-rsid="0023ca34"/>
    </style:style>
    <style:style style:name="P46" style:family="paragraph" style:parent-style-name="Standard" style:list-style-name="L10">
      <style:paragraph-properties fo:text-align="start" style:justify-single-word="false"/>
      <style:text-properties style:font-name="Times New Roman" fo:language="fr" fo:country="FR" style:text-underline-style="none" officeooo:rsid="0006ce2e" officeooo:paragraph-rsid="0006ce2e"/>
    </style:style>
    <style:style style:name="P47" style:family="paragraph" style:parent-style-name="Standard" style:list-style-name="L12">
      <style:paragraph-properties fo:text-align="start" style:justify-single-word="false"/>
      <style:text-properties style:font-name="Times New Roman" fo:language="fr" fo:country="FR" style:text-underline-style="none"/>
    </style:style>
    <style:style style:name="P48" style:family="paragraph" style:parent-style-name="Standard" style:list-style-name="L13">
      <style:paragraph-properties fo:text-align="start" style:justify-single-word="false"/>
      <style:text-properties style:font-name="Times New Roman" fo:language="fr" fo:country="FR" style:text-underline-style="none"/>
    </style:style>
    <style:style style:name="P49" style:family="paragraph" style:parent-style-name="Standard" style:list-style-name="L14">
      <style:paragraph-properties fo:text-align="start" style:justify-single-word="false"/>
      <style:text-properties style:font-name="Times New Roman" fo:language="fr" fo:country="FR" style:text-underline-style="none"/>
    </style:style>
    <style:style style:name="P50" style:family="paragraph" style:parent-style-name="Standard" style:list-style-name="L15">
      <style:paragraph-properties fo:text-align="start" style:justify-single-word="false"/>
      <style:text-properties style:font-name="Times New Roman" fo:language="fr" fo:country="FR" style:text-underline-style="none"/>
    </style:style>
    <style:style style:name="P51" style:family="paragraph" style:parent-style-name="Standard" style:list-style-name="L19">
      <style:paragraph-properties fo:text-align="start" style:justify-single-word="false"/>
      <style:text-properties style:font-name="Times New Roman" fo:language="fr" fo:country="FR" style:text-underline-style="none"/>
    </style:style>
    <style:style style:name="P52" style:family="paragraph" style:parent-style-name="Standard" style:list-style-name="L16">
      <style:text-properties style:font-name="Times New Roman" fo:language="fr" fo:country="FR" style:text-underline-style="none"/>
    </style:style>
    <style:style style:name="P53" style:family="paragraph" style:parent-style-name="Standard" style:list-style-name="L17">
      <style:text-properties style:font-name="Times New Roman" fo:language="fr" fo:country="FR" style:text-underline-style="none"/>
    </style:style>
    <style:style style:name="P54" style:family="paragraph" style:parent-style-name="Standard" style:list-style-name="L6">
      <style:text-properties style:font-name="Times New Roman" fo:language="fr" fo:country="FR"/>
    </style:style>
    <style:style style:name="P55" style:family="paragraph" style:parent-style-name="Standard" style:list-style-name="L11">
      <style:paragraph-properties fo:text-align="start" style:justify-single-word="false"/>
      <style:text-properties style:font-name="Times New Roman" fo:language="fr" fo:country="FR" style:text-underline-style="solid" style:text-underline-width="auto" style:text-underline-color="font-color" officeooo:rsid="00015807" officeooo:paragraph-rsid="001ff3f6"/>
    </style:style>
    <style:style style:name="P56" style:family="paragraph" style:parent-style-name="Standard" style:list-style-name="L11">
      <style:paragraph-properties fo:text-align="start" style:justify-single-word="false"/>
      <style:text-properties style:font-name="Times New Roman" fo:language="fr" fo:country="FR" officeooo:paragraph-rsid="001ff3f6"/>
    </style:style>
    <style:style style:name="P57" style:family="paragraph" style:parent-style-name="Standard" style:list-style-name="L15">
      <style:paragraph-properties fo:text-align="start" style:justify-single-word="false"/>
      <style:text-properties style:font-name="Times New Roman" fo:language="fr" fo:country="FR"/>
    </style:style>
    <style:style style:name="P58" style:family="paragraph" style:parent-style-name="Standard" style:list-style-name="L21">
      <style:paragraph-properties fo:text-align="justify" style:justify-single-word="false"/>
      <style:text-properties style:font-name="Times New Roman" fo:language="fr" fo:country="FR"/>
    </style:style>
    <style:style style:name="P59" style:family="paragraph" style:parent-style-name="Standard" style:list-style-name="L26">
      <style:text-properties style:font-name="Times New Roman" fo:language="fr" fo:country="FR"/>
    </style:style>
    <style:style style:name="P60" style:family="paragraph" style:parent-style-name="Standard" style:list-style-name="L2">
      <style:paragraph-properties fo:text-align="justify" style:justify-single-word="false"/>
      <style:text-properties style:text-underline-style="none"/>
    </style:style>
    <style:style style:name="P61" style:family="paragraph" style:parent-style-name="Standard" style:list-style-name="L23">
      <style:paragraph-properties fo:text-align="justify" style:justify-single-word="false"/>
      <style:text-properties style:text-underline-style="none"/>
    </style:style>
    <style:style style:name="P62" style:family="paragraph" style:parent-style-name="Standard" style:list-style-name="L13">
      <style:paragraph-properties fo:text-align="start" style:justify-single-word="false"/>
      <style:text-properties style:text-underline-style="none"/>
    </style:style>
    <style:style style:name="P63" style:family="paragraph" style:parent-style-name="Standard" style:list-style-name="L5">
      <style:paragraph-properties fo:text-align="justify" style:justify-single-word="false"/>
    </style:style>
    <style:style style:name="P64" style:family="paragraph" style:parent-style-name="Standard" style:list-style-name="L18">
      <style:paragraph-properties fo:text-align="justify" style:justify-single-word="false"/>
    </style:style>
    <style:style style:name="P65" style:family="paragraph" style:parent-style-name="Standard" style:list-style-name="L20">
      <style:paragraph-properties fo:text-align="justify" style:justify-single-word="false"/>
    </style:style>
    <style:style style:name="P66" style:family="paragraph" style:parent-style-name="Standard" style:list-style-name="L23">
      <style:paragraph-properties fo:text-align="justify" style:justify-single-word="false"/>
    </style:style>
    <style:style style:name="P67" style:family="paragraph" style:parent-style-name="Standard" style:list-style-name="L6"/>
    <style:style style:name="P68" style:family="paragraph" style:parent-style-name="ANleitung_20_1" style:list-style-name="">
      <style:paragraph-properties fo:text-align="justify" style:justify-single-word="false"/>
      <style:text-properties fo:language="fr" fo:country="FR" style:text-underline-style="solid" style:text-underline-width="auto" style:text-underline-color="font-color" fo:font-weight="bold" style:font-weight-asian="bold" style:font-weight-complex="bold"/>
    </style:style>
    <style:style style:name="P69" style:family="paragraph" style:parent-style-name="ANleitung_20_1" style:list-style-name="">
      <style:text-properties fo:language="fr" fo:country="FR"/>
    </style:style>
    <style:style style:name="P70" style:family="paragraph" style:parent-style-name="ANleitung_20_1">
      <style:text-properties style:font-name="Times New Roman" fo:language="fr" fo:country="FR"/>
    </style:style>
    <style:style style:name="P71" style:family="paragraph" style:parent-style-name="ANleitung_20_1" style:list-style-name="">
      <style:text-properties style:font-name="Times New Roman" fo:language="fr" fo:country="FR"/>
    </style:style>
    <style:style style:name="P72" style:family="paragraph" style:parent-style-name="ANleitung_20_1">
      <style:paragraph-properties fo:break-before="page"/>
      <style:text-properties style:font-name="Times New Roman" fo:language="fr" fo:country="FR"/>
    </style:style>
    <style:style style:name="P73" style:family="paragraph" style:parent-style-name="ANleitung_20_1">
      <style:paragraph-properties fo:text-align="justify" style:justify-single-word="false" fo:break-before="page"/>
      <style:text-properties style:font-name="Times New Roman" fo:language="fr" fo:country="FR" style:text-underline-style="solid" style:text-underline-width="auto" style:text-underline-color="font-color" fo:font-weight="bold" style:font-weight-asian="bold" style:font-weight-complex="bold"/>
    </style:style>
    <style:style style:name="P74" style:family="paragraph" style:parent-style-name="ANleitung_20_1">
      <style:paragraph-properties fo:break-before="page"/>
      <style:text-properties fo:language="fr" fo:country="FR"/>
    </style:style>
    <style:style style:name="P75" style:family="paragraph" style:parent-style-name="Anleitung_20_3">
      <style:text-properties style:font-name="Times New Roman" fo:language="fr" fo:country="FR"/>
    </style:style>
    <style:style style:name="P76" style:family="paragraph" style:parent-style-name="Anleitung_20_3">
      <style:paragraph-properties fo:text-align="justify" style:justify-single-word="false"/>
      <style:text-properties style:font-name="Times New Roman" fo:language="fr" fo:country="FR"/>
    </style:style>
    <style:style style:name="P77" style:family="paragraph" style:parent-style-name="Anleitung_20_3">
      <style:text-properties style:font-name="Times New Roman" fo:language="fr" fo:country="FR" style:text-underline-style="solid" style:text-underline-width="auto" style:text-underline-color="font-color"/>
    </style:style>
    <style:style style:name="P78" style:family="paragraph" style:parent-style-name="Preformatted_20_Text" style:list-style-name="L8">
      <style:paragraph-properties fo:text-align="start" style:justify-single-word="false"/>
      <style:text-properties style:font-name="Times New Roman" fo:language="fr" fo:country="FR" style:text-underline-style="solid" style:text-underline-width="auto" style:text-underline-color="font-color" officeooo:paragraph-rsid="002cacb6"/>
    </style:style>
    <style:style style:name="P79" style:family="paragraph" style:parent-style-name="Preformatted_20_Text" style:list-style-name="L8">
      <style:paragraph-properties fo:text-align="start" style:justify-single-word="false"/>
      <style:text-properties style:font-name="Times New Roman" fo:language="fr" fo:country="FR" officeooo:paragraph-rsid="0025b013"/>
    </style:style>
    <style:style style:name="P80" style:family="paragraph" style:parent-style-name="Preformatted_20_Text" style:list-style-name="L8">
      <style:paragraph-properties fo:text-align="start" style:justify-single-word="false"/>
      <style:text-properties style:font-name="Times New Roman" fo:font-size="12pt" fo:language="fr" fo:country="FR" style:text-underline-style="none" officeooo:paragraph-rsid="002cacb6" style:font-size-asian="12pt" style:font-size-complex="12pt"/>
    </style:style>
    <style:style style:name="P81" style:family="paragraph" style:parent-style-name="Preformatted_20_Text" style:list-style-name="L8">
      <style:paragraph-properties fo:text-align="start" style:justify-single-word="false"/>
      <style:text-properties style:font-name="Times New Roman" fo:font-size="12pt" fo:language="fr" fo:country="FR" officeooo:paragraph-rsid="0025b013" style:font-size-asian="12pt" style:font-size-complex="12pt"/>
    </style:style>
    <style:style style:name="P82" style:family="paragraph" style:parent-style-name="Preformatted_20_Text" style:list-style-name="L10">
      <style:paragraph-properties fo:text-align="start" style:justify-single-word="false"/>
      <style:text-properties fo:color="#008000" officeooo:paragraph-rsid="0006ce2e"/>
    </style:style>
    <style:style style:name="P83" style:family="paragraph" style:parent-style-name="Preformatted_20_Text" style:list-style-name="L10">
      <style:paragraph-properties fo:text-align="start" style:justify-single-word="false"/>
      <style:text-properties fo:color="#008000" style:text-underline-style="none" officeooo:rsid="0006ce2e" officeooo:paragraph-rsid="0006ce2e"/>
    </style:style>
    <style:style style:name="P84" style:family="paragraph" style:parent-style-name="Anleitung_20_2">
      <style:text-properties style:font-name="Times New Roman" fo:language="fr" fo:country="FR"/>
    </style:style>
    <style:style style:name="P85" style:family="paragraph" style:parent-style-name="Anleitung_20_2">
      <style:paragraph-properties fo:text-align="justify" style:justify-single-word="false"/>
      <style:text-properties style:font-name="Times New Roman" fo:language="fr" fo:country="FR"/>
    </style:style>
    <style:style style:name="P86" style:family="paragraph" style:parent-style-name="Anleitung_20_2">
      <style:paragraph-properties fo:text-align="justify" style:justify-single-word="false"/>
      <style:text-properties style:font-name="Times New Roman" fo:language="fr" fo:country="FR" style:text-underline-style="solid" style:text-underline-width="auto" style:text-underline-color="font-color"/>
    </style:style>
    <style:style style:name="P87" style:family="paragraph" style:parent-style-name="Anleitung_20_2">
      <style:paragraph-properties fo:text-align="justify" style:justify-single-word="false"/>
      <style:text-properties style:font-name="Times New Roman" fo:font-size="14pt" fo:language="fr" fo:country="FR" style:text-underline-style="solid" style:text-underline-width="auto" style:text-underline-color="font-color" style:font-size-asian="14pt" style:font-size-complex="14pt"/>
    </style:style>
    <style:style style:name="P88" style:family="paragraph" style:parent-style-name="Anleitung_20_2">
      <style:paragraph-properties fo:text-align="justify" style:justify-single-word="false"/>
      <style:text-properties fo:font-size="14pt" fo:language="fr" fo:country="FR" style:text-underline-style="solid" style:text-underline-width="auto" style:text-underline-color="font-color" officeooo:paragraph-rsid="002ae872" style:font-size-asian="14pt" style:font-size-complex="14pt"/>
    </style:style>
    <style:style style:name="P89" style:family="paragraph" style:parent-style-name="Text_20_body">
      <style:paragraph-properties fo:text-align="justify" style:justify-single-word="false"/>
    </style:style>
    <style:style style:name="T1" style:family="text">
      <style:text-properties style:text-underline-style="none"/>
    </style:style>
    <style:style style:name="T2" style:family="text">
      <style:text-properties style:text-underline-style="none" fo:font-weight="bold"/>
    </style:style>
    <style:style style:name="T3" style:family="text">
      <style:text-properties style:text-underline-style="none" fo:font-weight="bold" style:font-weight-asian="bold" style:font-weight-complex="bold"/>
    </style:style>
    <style:style style:name="T4" style:family="text">
      <style:text-properties style:text-underline-style="none" officeooo:rsid="00015807"/>
    </style:style>
    <style:style style:name="T5" style:family="text">
      <style:text-properties style:text-underline-style="none" officeooo:rsid="001ff3f6"/>
    </style:style>
    <style:style style:name="T6" style:family="text">
      <style:text-properties style:text-underline-style="none" officeooo:rsid="0025f102"/>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15807"/>
    </style:style>
    <style:style style:name="T9" style:family="text">
      <style:text-properties style:text-underline-style="solid" style:text-underline-width="auto" style:text-underline-color="font-color" officeooo:rsid="001ff3f6"/>
    </style:style>
    <style:style style:name="T10" style:family="text">
      <style:text-properties style:text-underline-style="solid" style:text-underline-width="auto" style:text-underline-color="font-color" officeooo:rsid="0006ce2e"/>
    </style:style>
    <style:style style:name="T11" style:family="text">
      <style:text-properties style:text-underline-style="solid" style:text-underline-width="auto" style:text-underline-color="font-color" officeooo:rsid="00220e08"/>
    </style:style>
    <style:style style:name="T12" style:family="text">
      <style:text-properties fo:font-size="12pt" style:text-underline-style="none" style:font-size-asian="12pt" style:font-size-complex="12pt"/>
    </style:style>
    <style:style style:name="T13" style:family="text">
      <style:text-properties fo:font-size="12pt" style:text-underline-style="none" officeooo:rsid="0025b013" style:font-size-asian="12pt" style:font-size-complex="12pt"/>
    </style:style>
    <style:style style:name="T14" style:family="text">
      <style:text-properties fo:font-size="12pt" style:text-underline-style="none" officeooo:rsid="002cacb6" style:font-size-asian="12pt" style:font-size-complex="12pt"/>
    </style:style>
    <style:style style:name="T15" style:family="text">
      <style:text-properties fo:font-size="12pt" fo:language="fr" fo:country="FR" style:text-underline-style="none" style:font-size-asian="12pt" style:font-size-complex="12pt"/>
    </style:style>
    <style:style style:name="T16" style:family="text">
      <style:text-properties fo:font-size="12pt" style:font-size-asian="12pt" style:font-size-complex="12pt"/>
    </style:style>
    <style:style style:name="T17" style:family="text">
      <style:text-properties fo:font-size="12pt" officeooo:rsid="0025b013" style:font-size-asian="12pt" style:font-size-complex="12pt"/>
    </style:style>
    <style:style style:name="T18" style:family="text">
      <style:text-properties fo:language="fr" fo:country="FR"/>
    </style:style>
    <style:style style:name="T19" style:family="text">
      <style:text-properties fo:font-size="16pt" style:text-underline-style="none" fo:font-weight="bold" style:font-size-asian="16pt" style:font-weight-asian="bold" style:font-size-complex="16pt" style:font-weight-complex="bold"/>
    </style:style>
    <style:style style:name="T20" style:family="text">
      <style:text-properties fo:font-size="16pt" fo:language="fr" fo:country="FR" fo:font-weight="bold" style:font-size-asian="16pt" style:font-weight-asian="bold" style:font-size-complex="16pt" style:font-weight-complex="bold"/>
    </style:style>
    <style:style style:name="T21" style:family="text">
      <style:text-properties fo:font-size="32pt" style:text-underline-style="none" fo:font-weight="bold" style:font-size-asian="32pt" style:font-weight-asian="bold" style:font-size-complex="32pt" style:font-weight-complex="bold"/>
    </style:style>
    <style:style style:name="T22" style:family="text">
      <style:text-properties fo:font-size="32pt" style:text-underline-style="none" fo:font-weight="bold" officeooo:rsid="0023ca34" style:font-size-asian="32pt" style:font-weight-asian="bold" style:font-size-complex="32pt" style:font-weight-complex="bold"/>
    </style:style>
    <style:style style:name="T23" style:family="text">
      <style:text-properties fo:font-size="32pt" style:text-underline-style="none" fo:font-weight="bold" officeooo:rsid="002ae872" style:font-size-asian="32pt" style:font-weight-asian="bold" style:font-size-complex="32pt" style:font-weight-complex="bold"/>
    </style:style>
    <style:style style:name="T24" style:family="text">
      <style:text-properties fo:font-size="14pt" fo:language="fr" fo:country="FR" style:text-underline-style="none" style:font-size-asian="14pt" style:font-size-complex="14pt"/>
    </style:style>
    <style:style style:name="T25" style:family="text">
      <style:text-properties fo:font-size="14pt" fo:language="fr" fo:country="FR" officeooo:rsid="002ae872" style:font-size-asian="14pt" style:font-size-complex="14pt"/>
    </style:style>
    <style:style style:name="T26" style:family="text">
      <style:text-properties officeooo:rsid="00015807"/>
    </style:style>
    <style:style style:name="T27" style:family="text">
      <style:text-properties officeooo:rsid="0006ce2e"/>
    </style:style>
    <style:style style:name="T28" style:family="text">
      <style:text-properties fo:color="#000000" style:font-name="Times New Roman" fo:font-size="12pt" fo:language="fr" fo:country="FR" style:font-size-asian="12pt" style:font-size-complex="12pt"/>
    </style:style>
    <style:style style:name="T29" style:family="text">
      <style:text-properties fo:color="#000000" style:font-name="Times New Roman" fo:font-size="12pt" fo:language="fr" fo:country="FR" officeooo:rsid="00220e08" style:font-size-asian="12pt" style:font-size-complex="12pt"/>
    </style:style>
    <style:style style:name="T30" style:family="text">
      <style:text-properties fo:color="#000000" style:font-name="Times New Roman" fo:language="fr" fo:country="FR"/>
    </style:style>
    <style:style style:name="T31" style:family="text">
      <style:text-properties officeooo:rsid="00220e08"/>
    </style:style>
    <style:style style:name="T32" style:family="text">
      <style:text-properties officeooo:rsid="000b066e"/>
    </style:style>
    <style:style style:name="T33" style:family="text">
      <style:text-properties fo:font-size="24pt" style:text-underline-style="none" fo:font-weight="bold" style:font-size-asian="24pt" style:font-weight-asian="bold" style:font-size-complex="24pt" style:font-weight-complex="bold"/>
    </style:style>
    <style:style style:name="T34" style:family="text">
      <style:text-properties fo:font-size="24pt" style:text-underline-style="none" fo:font-weight="bold" officeooo:rsid="002162db" style:font-size-asian="24pt" style:font-weight-asian="bold" style:font-size-complex="24pt" style:font-weight-complex="bold"/>
    </style:style>
    <style:style style:name="T35" style:family="text">
      <style:text-properties fo:font-size="24pt" style:text-underline-style="none" fo:font-weight="bold" officeooo:rsid="00290792" style:font-size-asian="24pt" style:font-weight-asian="bold" style:font-size-complex="24pt" style:font-weight-complex="bold"/>
    </style:style>
    <style:style style:name="T36" style:family="text">
      <style:text-properties fo:font-size="24pt" style:text-underline-style="none" fo:font-weight="bold" officeooo:rsid="002ef4c5" style:font-size-asian="24pt" style:font-weight-asian="bold" style:font-size-complex="24pt" style:font-weight-complex="bold"/>
    </style:style>
    <style:style style:name="T37" style:family="text">
      <style:text-properties fo:font-size="24pt" style:text-underline-style="none" fo:font-weight="bold" officeooo:rsid="003080f9" style:font-size-asian="24pt" style:font-weight-asian="bold" style:font-size-complex="24pt" style:font-weight-complex="bold"/>
    </style:style>
    <style:style style:name="T38" style:family="text">
      <style:text-properties officeooo:rsid="0025b013"/>
    </style:style>
    <style:style style:name="T39" style:family="text">
      <style:text-properties style:font-name="Times New Roman"/>
    </style:style>
    <style:style style:name="T40" style:family="text">
      <style:text-properties style:font-name="Times New Roman" fo:font-size="12pt" fo:language="fr" fo:country="FR" style:text-underline-style="none" style:font-size-asian="12pt" style:font-size-complex="12pt"/>
    </style:style>
    <style:style style:name="T41" style:family="text">
      <style:text-properties style:font-name="Times New Roman" fo:language="fr" fo:country="FR"/>
    </style:style>
    <style:style style:name="T42" style:family="text">
      <style:text-properties style:font-name="Times New Roman" fo:language="fr" fo:country="FR" style:text-underline-style="none"/>
    </style:style>
    <style:style style:name="T43" style:family="text">
      <style:text-properties style:font-name="Times New Roman" fo:language="fr" fo:country="FR" style:text-underline-style="none" officeooo:rsid="0025f102"/>
    </style:style>
    <style:style style:name="T44" style:family="text">
      <style:text-properties style:font-name="Times New Roman" fo:language="fr" fo:country="FR" style:text-underline-style="none" officeooo:rsid="0025b013"/>
    </style:style>
    <style:style style:name="T45" style:family="text">
      <style:text-properties style:font-name="Times New Roman" fo:language="fr" fo:country="FR" style:text-underline-style="none" officeooo:rsid="0006ce2e"/>
    </style:style>
    <style:style style:name="T46" style:family="text">
      <style:text-properties style:font-name="Times New Roman" fo:language="fr" fo:country="FR" style:text-underline-style="solid" style:text-underline-width="auto" style:text-underline-color="font-color"/>
    </style:style>
    <style:style style:name="T47" style:family="text">
      <style:text-properties style:font-name="Times New Roman" fo:language="fr" fo:country="FR" officeooo:rsid="0025f102"/>
    </style:style>
    <style:style style:name="T48" style:family="text">
      <style:text-properties style:font-name="Times New Roman" fo:language="fr" fo:country="FR" officeooo:rsid="0025b013"/>
    </style:style>
    <style:style style:name="T49" style:family="text">
      <style:text-properties style:font-name="Times New Roman" fo:language="fr" fo:country="FR" officeooo:rsid="00220e08"/>
    </style:style>
    <style:style style:name="T50" style:family="text">
      <style:text-properties style:font-name="Times New Roman" fo:language="fr" fo:country="FR" officeooo:rsid="0023ca34"/>
    </style:style>
    <style:style style:name="T51" style:family="text">
      <style:text-properties officeooo:rsid="0025f102"/>
    </style:style>
    <style:style style:name="T52" style:family="text">
      <style:text-properties officeooo:rsid="00290792"/>
    </style:style>
    <style:style style:name="T53" style:family="text">
      <style:text-properties officeooo:rsid="002ae872"/>
    </style:style>
    <style:style style:name="T54" style:family="text">
      <style:text-properties officeooo:rsid="002cacb6"/>
    </style:style>
    <style:style style:name="T55" style:family="text">
      <style:text-properties officeooo:rsid="002e7d89"/>
    </style:style>
    <style:style style:name="T56" style:family="text">
      <style:text-properties officeooo:rsid="0030155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1">Taho.exe </text:span><text:span text:style-name="T22">4.0</text:span><text:span text:style-name="T23">8</text:span><text:span text:style-name="T3"><text:tab/><text:tab/><text:tab/><text:tab/><text:tab/><text:tab/><text:tab/></text:span><text:span text:style-name="T36">1</text:span><text:span text:style-name="T37">2</text:span><text:span text:style-name="T34">.</text:span><text:span text:style-name="T36">3</text:span><text:span text:style-name="T33">.1</text:span><text:span text:style-name="T35">9</text:span><text:span text:style-name="T19"> </text:span></text:p>
      <text:table-of-content text:style-name="Sect1" text:protected="true" text:name="Inhaltsverzeichni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Table des matières</text:p>
          </text:index-title>
          <text:p text:style-name="P29">1 <text:s/><text:a xlink:type="simple" xlink:href="#__RefHeading__5580_1784923760" text:style-name="Internet_20_link" text:visited-style-name="Internet_20_link">Préface</text:a><text:tab/>2</text:p>
          <text:p text:style-name="P31">1.1 <text:s/><text:a xlink:type="simple" xlink:href="#__RefHeading__832_77433077" text:style-name="Internet_20_link" text:visited-style-name="Internet_20_link">Préface pour version 3</text:a><text:tab/>2</text:p>
          <text:p text:style-name="P31">1.2 <text:s/><text:a xlink:type="simple" xlink:href="#__RefHeading__8043_1216396685" text:style-name="Internet_20_link" text:visited-style-name="Internet_20_link">Préface du version 3.08</text:a><text:tab/>2</text:p>
          <text:p text:style-name="P31">1.3 <text:s/><text:a xlink:type="simple" xlink:href="#__RefHeading__8043_12163966851" text:style-name="Internet_20_link" text:visited-style-name="Internet_20_link">Préface du version 4.00ß</text:a><text:tab/>2</text:p>
          <text:p text:style-name="P31">1.4 <text:s/><text:a xlink:type="simple" xlink:href="#__RefHeading___Toc1427_756705955" text:style-name="Internet_20_link" text:visited-style-name="Internet_20_link">Préface du version 4.08</text:a><text:tab/>2</text:p>
          <text:p text:style-name="P29">2 <text:s/><text:a xlink:type="simple" xlink:href="#__RefHeading__5582_1784923760" text:style-name="Internet_20_link" text:visited-style-name="Internet_20_link">Installation</text:a><text:tab/>3</text:p>
          <text:p text:style-name="P29">3 <text:s/><text:a xlink:type="simple" xlink:href="#__RefHeading__5584_1784923760" text:style-name="Internet_20_link" text:visited-style-name="Internet_20_link">Utilisation:</text:a><text:tab/>3</text:p>
          <text:p text:style-name="P31">3.1 <text:s/><text:a xlink:type="simple" xlink:href="#__RefHeading__5586_1784923760" text:style-name="Internet_20_link" text:visited-style-name="Internet_20_link">Langue (dans le menu Édition/Paramètres)</text:a><text:tab/>3</text:p>
          <text:p text:style-name="P31">3.2 <text:s/><text:a xlink:type="simple" xlink:href="#__RefHeading__3296_743791954" text:style-name="Internet_20_link" text:visited-style-name="Internet_20_link">Coordonnées</text:a><text:tab/>3</text:p>
          <text:p text:style-name="P31">3.3 <text:s/><text:a xlink:type="simple" xlink:href="#__RefHeading__5592_17849237601" text:style-name="Internet_20_link" text:visited-style-name="Internet_20_link">Sortie</text:a><text:tab/>3</text:p>
          <text:p text:style-name="P30">3.3.a ) <text:a xlink:type="simple" xlink:href="#__RefHeading__5598_1784923760" text:style-name="Internet_20_link" text:visited-style-name="Internet_20_link">Nom des fichiers</text:a><text:tab/>3</text:p>
          <text:p text:style-name="P30">3.3.b ) <text:a xlink:type="simple" xlink:href="#__RefHeading__834_77433077" text:style-name="Internet_20_link" text:visited-style-name="Internet_20_link">Répertoire de sortie</text:a><text:tab/>3</text:p>
          <text:p text:style-name="P31">3.4 <text:s/><text:a xlink:type="simple" xlink:href="#__RefHeading__836_77433077" text:style-name="Internet_20_link" text:visited-style-name="Internet_20_link">Cartes matricielles/vectorielles</text:a><text:tab/>3</text:p>
          <text:p text:style-name="P31">3.5 <text:s/><text:a xlink:type="simple" xlink:href="#__RefHeading__5592_1784923760" text:style-name="Internet_20_link" text:visited-style-name="Internet_20_link">Source de cartes</text:a><text:tab/>4</text:p>
          <text:p text:style-name="P30">3.5.a ) <text:a xlink:type="simple" xlink:href="#__RefHeading__838_77433077" text:style-name="Internet_20_link" text:visited-style-name="Internet_20_link">Cartes de base matricielle</text:a><text:tab/>4</text:p>
          <text:p text:style-name="P30">3.5.b ) <text:a xlink:type="simple" xlink:href="#__RefHeading__840_77433077" text:style-name="Internet_20_link" text:visited-style-name="Internet_20_link">Overlays pour les cartes matricielle</text:a><text:tab/>4</text:p>
          <text:p text:style-name="P30">3.5.c ) <text:a xlink:type="simple" xlink:href="#__RefHeading__842_77433077" text:style-name="Internet_20_link" text:visited-style-name="Internet_20_link">Cartes vectorielles</text:a><text:tab/>4</text:p>
          <text:p text:style-name="P31">3.6 <text:s/><text:a xlink:type="simple" xlink:href="#__RefHeading__844_77433077" text:style-name="Internet_20_link" text:visited-style-name="Internet_20_link">Autres réglages pour les cartes matricielles</text:a><text:tab/>4</text:p>
          <text:p text:style-name="P30">3.6.a ) <text:a xlink:type="simple" xlink:href="#__RefHeading__846_77433077" text:style-name="Internet_20_link" text:visited-style-name="Internet_20_link">taille</text:a><text:tab/>4</text:p>
          <text:p text:style-name="P30">3.6.b ) <text:a xlink:type="simple" xlink:href="#__RefHeading__848_77433077" text:style-name="Internet_20_link" text:visited-style-name="Internet_20_link">Bit/Pixel</text:a><text:tab/>4</text:p>
          <text:p text:style-name="P30">3.6.c ) <text:a xlink:type="simple" xlink:href="#__RefHeading__850_77433077" text:style-name="Internet_20_link" text:visited-style-name="Internet_20_link">Niveau de zoom</text:a><text:tab/>4</text:p>
          <text:p text:style-name="P30">3.6.d ) <text:a xlink:type="simple" xlink:href="#__RefHeading__5600_1784923760" text:style-name="Internet_20_link" text:visited-style-name="Internet_20_link">type de fichier de sortie</text:a><text:tab/>5</text:p>
          <text:p text:style-name="P30">3.6.e ) <text:a xlink:type="simple" xlink:href="#__RefHeading__5602_1784923760" text:style-name="Internet_20_link" text:visited-style-name="Internet_20_link">Fichiers de calibration</text:a><text:tab/>5</text:p>
          <text:p text:style-name="P30">3.6.f ) <text:a xlink:type="simple" xlink:href="#__RefHeading__1869_1155861962" text:style-name="Internet_20_link" text:visited-style-name="Internet_20_link">Sans Fichiers de calibration mais avec les sous-répertoires</text:a><text:tab/>5</text:p>
          <text:p text:style-name="P31">3.7 <text:s/><text:a xlink:type="simple" xlink:href="#__RefHeading__5604_1784923760" text:style-name="Internet_20_link" text:visited-style-name="Internet_20_link">Produire cartes (Bouton ou menu: Édition)</text:a><text:tab/>5</text:p>
          <text:p text:style-name="P31">3.8 <text:s/><text:a xlink:type="simple" xlink:href="#__RefHeading__5606_1784923760" text:style-name="Internet_20_link" text:visited-style-name="Internet_20_link">Charger les bugs OSM (menu: Édition)</text:a><text:tab/>5</text:p>
          <text:p text:style-name="P31">3.9 <text:s/><text:a xlink:type="simple" xlink:href="#__RefHeading__5608_1784923760" text:style-name="Internet_20_link" text:visited-style-name="Internet_20_link">Crée kmz (menu: Édition)</text:a><text:tab/>5</text:p>
          <text:p text:style-name="P31">3.10 <text:s/><text:a xlink:type="simple" xlink:href="#__RefHeading__5610_1784923760" text:style-name="Internet_20_link" text:visited-style-name="Internet_20_link">Paramètres (menu: Édition)</text:a><text:tab/>6</text:p>
          <text:p text:style-name="P30">3.10.a ) <text:a xlink:type="simple" xlink:href="#__RefHeading__1778_830507984" text:style-name="Internet_20_link" text:visited-style-name="Internet_20_link">Nombre de Threads</text:a><text:tab/>6</text:p>
          <text:p text:style-name="P30">3.10.b ) <text:a xlink:type="simple" xlink:href="#__RefHeading__5612_1784923760" text:style-name="Internet_20_link" text:visited-style-name="Internet_20_link">source des cartes</text:a><text:tab/>6</text:p>
          <text:p text:style-name="P30">3.10.c ) <text:a xlink:type="simple" xlink:href="#__RefHeading__5614_1784923760" text:style-name="Internet_20_link" text:visited-style-name="Internet_20_link">Validité du cache</text:a><text:tab/>7</text:p>
          <text:p text:style-name="P30">3.10.d ) <text:a xlink:type="simple" xlink:href="#__RefHeading__5616_1784923760" text:style-name="Internet_20_link" text:visited-style-name="Internet_20_link">programme de compression</text:a><text:tab/>7</text:p>
          <text:p text:style-name="P31">3.11 <text:s/><text:a xlink:type="simple" xlink:href="#__RefHeading__5618_1784923760" text:style-name="Internet_20_link" text:visited-style-name="Internet_20_link">Réglages</text:a><text:tab/>7</text:p>
          <text:p text:style-name="P29">4 <text:s/><text:a xlink:type="simple" xlink:href="#__RefHeading__852_77433077" text:style-name="Internet_20_link" text:visited-style-name="Internet_20_link">Format du fichier taho-source</text:a><text:tab/>7</text:p>
          <text:p text:style-name="P29">5 <text:s/><text:a xlink:type="simple" xlink:href="#__RefHeading__5620_1784923760" text:style-name="Internet_20_link" text:visited-style-name="Internet_20_link">Expériences des utilisateurs</text:a><text:tab/>7</text:p>
          <text:p text:style-name="P29">6 <text:s/><text:a xlink:type="simple" xlink:href="#__RefHeading__5622_1784923760" text:style-name="Internet_20_link" text:visited-style-name="Internet_20_link">Aspect juridique et source:</text:a><text:tab/>8</text:p>
          <text:p text:style-name="P31">6.1 <text:s/><text:a xlink:type="simple" xlink:href="#__RefHeading___Toc3781_366961354" text:style-name="Internet_20_link" text:visited-style-name="Internet_20_link">licence</text:a><text:tab/>8</text:p>
          <text:p text:style-name="P31">6.2 <text:s/><text:a xlink:type="simple" xlink:href="#__RefHeading___Toc3783_366961354" text:style-name="Internet_20_link" text:visited-style-name="Internet_20_link">source</text:a><text:tab/>8</text:p>
          <text:p text:style-name="P29">7 <text:s/><text:a xlink:type="simple" xlink:href="#__RefHeading__5624_1784923760" text:style-name="Internet_20_link" text:visited-style-name="Internet_20_link">Histoire depuis version 3.00</text:a><text:tab/>8</text:p>
          <text:p text:style-name="P29">8 <text:s/><text:a xlink:type="simple" xlink:href="#__RefHeading__3075_1255718520" text:style-name="Internet_20_link" text:visited-style-name="Internet_20_link">Erreurs connus et perspective</text:a><text:tab/>11</text:p>
          <text:p text:style-name="P29">9 <text:s/><text:a xlink:type="simple" xlink:href="#__RefHeading__2435_1690386132" text:style-name="Internet_20_link" text:visited-style-name="Internet_20_link">Autres Programmes</text:a><text:tab/>11</text:p>
          <text:p text:style-name="P31">9.1 <text:s/><text:a xlink:type="simple" xlink:href="#__RefHeading__1175_423189621" text:style-name="Internet_20_link" text:visited-style-name="Internet_20_link">Maperitive</text:a><text:tab/>11</text:p>
        </text:index-body>
      </text:table-of-content>
      <text:h text:style-name="P68" text:outline-level="1"/>
      <text:list xml:id="list1867285948" text:style-name="Outline">
        <text:list-item>
          <text:h text:style-name="P73" text:outline-level="1"><text:bookmark-start text:name="__RefHeading__5580_1784923760"/>Préface<text:bookmark-end text:name="__RefHeading__5580_1784923760"/></text:h>
        </text:list-item>
      </text:list>
      <text:p text:style-name="P12"/>
      <text:p text:style-name="P12">Taho assemble des tuiles de 256*256 pixels provenant des cartes OpenStreetMap, afin de générer des cartes plus grandes, Ces cartes sont utilisables avec des logiciels GPS ainsi qu'avec Glopus. Chaque programme utilise des cartes de taille différente. Afin qu'il puisse déterminer où et comment la carte doit être affichée, un fichier dit „de calibration“ accompagne chaque fichier graphique contenant la carte. Ces fichiers de calibration sont également différents d'un programme GPS à l'autre. Il peut aussi être utiliser pour charger les cartes vectorielles.</text:p>
      <text:p text:style-name="P12"/>
      <text:p text:style-name="P6"><text:span text:style-name="T41">Taho.exe n'était à l'origine qu'une interface graphique pour taho.pl. Il servait de liaison entre celui-ci et &lt;</text:span><text:a xlink:type="simple" xlink:href="http://www.openstreetmap.org/export/" text:style-name="Internet_20_link" text:visited-style-name="Visited_20_Internet_20_Link"><text:span text:style-name="T41">http://www.openstreetmap.org/export/</text:span></text:a><text:span text:style-name="T41">&gt;. Les nouvelles versions sont livrées sans taho.pl, mais sont nettement plus faciles à installer et plus flexibles. Avec un peu de chance, dans le futur, taho.pl sera directement intégré à la page „export“ de OSM et ne sera donc plus vraiment utile.</text:span></text:p>
      <text:p text:style-name="P12">A partir de la version 2.02, les fichiers PNG 8bits peuvent également être générés. Ça devrait donc de nouveau fonctionner avec OZI.</text:p>
      <text:p text:style-name="P12">Depuis j'utilise Android, j'ai plus besoin de ce programme. Pour cela les report de vous sont de plus en plus important.</text:p>
      <text:list xml:id="list30026328911939" text:continue-numbering="true" text:style-name="Outline">
        <text:list-item>
          <text:list>
            <text:list-item>
              <text:h text:style-name="P84" text:outline-level="2"><text:bookmark-start text:name="__RefHeading__832_77433077"/>Préface pour version 3<text:bookmark-end text:name="__RefHeading__832_77433077"/></text:h>
            </text:list-item>
          </text:list>
        </text:list-item>
      </text:list>
      <text:p text:style-name="Standard"><text:span text:style-name="T41">J'ai seulement peut d’expérience avec les cartes vectorielles, alors regardes cette partie comme version ß.</text:span><text:bookmark-start text:name="__DdeLink__3262_169987545"/></text:p>
      <text:list xml:id="list30024429929149" text:continue-numbering="true" text:style-name="Outline">
        <text:list-item>
          <text:list>
            <text:list-item>
              <text:h text:style-name="P85" text:outline-level="2"><text:bookmark-start text:name="__RefHeading__8043_1216396685"/>Préface du version 3.08<text:bookmark-end text:name="__RefHeading__8043_1216396685"/><text:bookmark-end text:name="__DdeLink__3262_169987545"/></text:h>
            </text:list-item>
          </text:list>
        </text:list-item>
      </text:list>
      <text:p text:style-name="P89"><text:span text:style-name="T40">Ce Programme a était écrit originalement avec Visual C++ 6 sous Windows XP. Après changer a <text:s text:c="2"/>Windows 8.1 j'ai réalisait qu'il ni ce programme ni Visual C était compatible avec celui. Alors j'ai transformait ce programme utilisant une <text:s/>version de test de Visual Studio 2013. Comme je doit faire ceci avec tous mes programmes, il est bien possible que j'ai méconnu des erreurs, alors ci vous trouver des erreurs, contacter moi.</text:span><text:bookmark-start text:name="__DdeLink__1906_831655306"/></text:p>
      <text:list xml:id="list30025659568451" text:continue-numbering="true" text:style-name="Outline">
        <text:list-item>
          <text:list>
            <text:list-item>
              <text:h text:style-name="P87" text:outline-level="2"><text:bookmark-start text:name="__DdeLink__2669_1597366352"/><text:bookmark-start text:name="__RefHeading__8043_12163966851"/>Préface du version 4.0<text:bookmark-end text:name="__DdeLink__2669_1597366352"/>0ß<text:bookmark-end text:name="__RefHeading__8043_12163966851"/></text:h>
            </text:list-item>
          </text:list>
        </text:list-item>
      </text:list>
      <text:p text:style-name="P24"><text:span text:style-name="T15">Encore une fois j'ai changer les logicielles</text:span><text:span text:style-name="T24"> </text:span><text:span text:style-name="T15">de programmation. Maintenant j'utilise QT-Creator Alors les changement interne sont très grand et donc aussi la chance des erreurs. Autrement c'est comme avec la version 3.08. En cas que vous trouver des erreurs écrivez moi et si une correction dure trop long essayez la 3.09 ou même la 3.07.</text:span><text:bookmark-end text:name="__DdeLink__1906_831655306"/></text:p>
      <text:list xml:id="list30025191544762" text:continue-numbering="true" text:style-name="Outline">
        <text:list-item>
          <text:list>
            <text:list-item>
              <text:h text:style-name="P88" text:outline-level="2"><text:bookmark-start text:name="__RefHeading___Toc1427_756705955"/>Préface du version 4.0<text:span text:style-name="T53">8</text:span><text:bookmark-end text:name="__RefHeading___Toc1427_756705955"/></text:h>
            </text:list-item>
          </text:list>
        </text:list-item>
      </text:list>
      <text:p text:style-name="P7"/>
      <text:p text:style-name="P3"><text:span text:style-name="T25">Internement, beaucoup de choses etait changer. J'ai réalisé une mise à jour de QT et publie maintenant une version 32 bits et une version 64 bits. Étrangement, le compilateur MinGW pour la version actuel de QT : 5.12, est uniquement disponible dans la version 64 bits, mais pour 5.11 uniquement dans la version 32 bits. Donc, les deux versions ont des QT-Libs différentes, mais cela n'a pas d'importance. Puisqu'il y a maintenant un autre collègue, Jan Kovis, le code source sera maintenant distribué via </text:span><text:a xlink:type="simple" xlink:href="https://github.com/DimitriJunker/DYJOSM" text:style-name="Internet_20_link" text:visited-style-name="Visited_20_Internet_20_Link"><text:span text:style-name="T25">Github</text:span></text:a><text:span text:style-name="T25">.</text:span></text:p>
      <text:h text:style-name="P69" text:outline-level="1"/>
      <text:list xml:id="list30025385503824" text:continue-numbering="true" text:style-name="Outline">
        <text:list-item>
          <text:h text:style-name="P74" text:outline-level="1"><text:bookmark-start text:name="__RefHeading__5582_1784923760"/>Installation<text:bookmark-end text:name="__RefHeading__5582_1784923760"/></text:h>
        </text:list-item>
      </text:list>
      <text:p text:style-name="P6"><text:span text:style-name="T42">Le programme d'installation devrai faire tous qui est nécessaire. Selon le package sélectionné, une version 32 ou 64 bits sera installée. Si vous passez de l’un à l’autre, vous devrez au besoin désinstaller l’ancien à la main. Si vous voulez produire des fichiers kmz ou des cartes vecteur (img), il vous faut un programme de compression comme </text:span><text:a xlink:type="simple" xlink:href="http://www.spiroo.be/7zip/download.html" text:style-name="Internet_20_link" text:visited-style-name="Visited_20_Internet_20_Link"><text:span text:style-name="T46">7za.exe</text:span></text:a><text:span text:style-name="T42"> ou </text:span><text:a xlink:type="simple" xlink:href="http://www.winrar-france.com/boutique/liste_produits.cfm?type=1" text:style-name="Internet_20_link" text:visited-style-name="Visited_20_Internet_20_Link"><text:span text:style-name="T46">WinRar</text:span></text:a><text:span text:style-name="T41">. Les réglages nécessaires se trouvent dans le </text:span><text:span text:style-name="T42">menu: Édition/Paramètre. </text:span></text:p>
      <text:list xml:id="list30024432743210" text:continue-numbering="true" text:style-name="Outline">
        <text:list-item>
          <text:h text:style-name="ANleitung_20_1" text:outline-level="1"><text:bookmark-start text:name="__RefHeading__5584_1784923760"/><text:span text:style-name="T20">Utilisation</text:span><text:span text:style-name="T18">:</text:span><text:bookmark-end text:name="__RefHeading__5584_1784923760"/></text:h>
          <text:list>
            <text:list-item>
              <text:h text:style-name="P86" text:outline-level="2"><text:bookmark-start text:name="__RefHeading__5586_1784923760"/>Langue (dans le menu Édition/Paramètres)<text:bookmark-end text:name="__RefHeading__5586_1784923760"/></text:h>
            </text:list-item>
          </text:list>
        </text:list-item>
      </text:list>
      <text:p text:style-name="P14"><text:bookmark-start text:name="__DdeLink__1909_831655306"/>Pour changer la langue allez dans le menu: Édition/Paramètre</text:p>
      <text:p text:style-name="P1"><text:span text:style-name="T41">Pour le moment Taho existe en français, anglais et allemand. Depuis la Version 4 Taho utilise les outilles QT. Si vous voulez corriger des traduction français ou anglais ou ajouter une autre langue, lisez la </text:span><text:a xlink:type="simple" xlink:href="http://qt-project.org/doc/qt-5/linguist-translators.html" text:style-name="Internet_20_link" text:visited-style-name="Visited_20_Internet_20_Link"><text:span text:style-name="T41">documentation</text:span></text:a><text:span text:style-name="T41"> en anglais Les fichier ts nécessaires se trouvent dans le paquet source. Il contient  pour le moment : taho_en.ts, taho_fr.ts et taho_xx.ts. Les deux premières contiennent les traduction français et anglais et la dernière seulement l'original allemand. Alors pour ajouter renommez le dernier par exemple en taho_es pour espagnol et remplir les traduction. Il y a deux chose spécial :</text:span></text:p>
      <text:list xml:id="list77197040" text:style-name="L1">
        <text:list-item>
          <text:p text:style-name="P32">« de » doit être traduit par l’abréviation de la langage de destination, alors par exemple « es » pour espagnol. Ceci doit être égal a l’abréviation dans le nom du fichier.<text:bookmark-end text:name="__DdeLink__1909_831655306"/></text:p>
        </text:list-item>
        <text:list-item>
          <text:p text:style-name="P32">« liesmich.pdf » doit etre traduit par le nom du fichier d'aide (ce fichier-ci).</text:p>
        </text:list-item>
      </text:list>
      <text:list xml:id="list30025223530348" text:continue-list="list30024432743210" text:style-name="Outline">
        <text:list-item>
          <text:list>
            <text:list-item>
              <text:h text:style-name="P84" text:outline-level="2"><text:bookmark-start text:name="__RefHeading__3296_743791954"/>Coordonnées<text:bookmark-end text:name="__RefHeading__3296_743791954"/></text:h>
            </text:list-item>
          </text:list>
        </text:list-item>
      </text:list>
      <text:p text:style-name="P11"><text:bookmark-start text:name="__RefHeading__3298_743791954"/>Cliquez sur "Bbox-tool", puis il s´ouvre une fenêtre avec ce site et une boîte de dialogue. Dans le premier on peut sélectionner la zone de la carte à exporter. Pour transférer les coordonnées dans l'autre fenêtre (celle de Taho) on utilise le &lt;Bbox...&gt; en bas a gauche et copie l'entier dans la presse-papiers avec . &lt;Ctrl&gt;&lt;C&gt; Il faut ensuite cliquer sur « OK » dans la boîte de dialogue, et les coordonnées apparaissent. <text:bookmark-end text:name="__RefHeading__3298_743791954"/></text:p>
      <text:list xml:id="list30024415979587" text:continue-numbering="true" text:style-name="Outline">
        <text:list-item>
          <text:list>
            <text:list-item>
              <text:h text:style-name="P84" text:outline-level="2"><text:bookmark-start text:name="__RefHeading__5592_17849237601"/>Sortie<text:bookmark-end text:name="__RefHeading__5592_17849237601"/></text:h>
              <text:list>
                <text:list-item>
                  <text:h text:style-name="P75" text:outline-level="3"><text:bookmark-start text:name="__RefHeading__5598_1784923760"/>Nom des fichiers<text:bookmark-end text:name="__RefHeading__5598_1784923760"/></text:h>
                </text:list-item>
              </text:list>
            </text:list-item>
          </text:list>
        </text:list-item>
      </text:list>
      <text:p text:style-name="P1"><text:span text:style-name="T41">En plus de nommer les fichiers avec les numéros de carte (comme avec taho.pl) on peut aussi les nommer avec les coordonnées. Une autre différence avec taho.pl est que le facteur de zoom utilisé pour la carte OSM est indépendant de la taille de la carte. Si cela génère des problèmes inattendus avec certains logiciels, SVP dites-le moi. Une troisième fac0n est de organiser les fichiers dans les sous-répertoires comme sur les serveur de tuiles. Voir </text:span><text:a xlink:type="simple" xlink:href="#3.6.6.Sans Fichiers de calibration mais avec les sous-répertoires|outline" text:style-name="Internet_20_link" text:visited-style-name="Visited_20_Internet_20_Link"><text:span text:style-name="T41">3.6f</text:span></text:a></text:p>
      <text:list xml:id="list30024474222121" text:continue-numbering="true" text:style-name="Outline">
        <text:list-item>
          <text:list>
            <text:list-item>
              <text:list>
                <text:list-item>
                  <text:h text:style-name="P75" text:outline-level="3"><text:bookmark-start text:name="__RefHeading__834_77433077"/>Répertoire de sortie<text:bookmark-end text:name="__RefHeading__834_77433077"/></text:h>
                </text:list-item>
              </text:list>
            </text:list-item>
          </text:list>
        </text:list-item>
      </text:list>
      <text:p text:style-name="P1"><text:span text:style-name="T41">Si « Auto » est sélectionné, un répertoire de sortie est proposé automatiquement. Chaque moteur de rendu (voir </text:span><text:a xlink:type="simple" xlink:href="#3.4.1.source des cartes|outline" text:style-name="Internet_20_link" text:visited-style-name="Visited_20_Internet_20_Link"><text:span text:style-name="T41">3.11a</text:span></text:a><text:span text:style-name="T41">) a son propre répertoire. Sinon on peut mettre n'importe quel chemin.</text:span></text:p>
      <text:list xml:id="list30025815113248" text:continue-numbering="true" text:style-name="Outline">
        <text:list-item>
          <text:list>
            <text:list-item>
              <text:h text:style-name="P84" text:outline-level="2"><text:bookmark-start text:name="__RefHeading__836_77433077"/>Cartes <text:bookmark text:name="firstHeading1"/>matricielles/vectorielles<text:bookmark-end text:name="__RefHeading__836_77433077"/></text:h>
            </text:list-item>
          </text:list>
        </text:list-item>
      </text:list>
      <text:p text:style-name="P11">Ici on peut choir quelle sorte de carte on veut charger. La plus part des réglages suivants sont seulement pour les cartes matricielles. </text:p>
      <text:list xml:id="list30024749903354" text:continue-numbering="true" text:style-name="Outline">
        <text:list-item>
          <text:list>
            <text:list-item>
              <text:h text:style-name="P84" text:outline-level="2"><text:bookmark-start text:name="__RefHeading__5592_1784923760"/><text:soft-page-break/>Source de cartes<text:bookmark-end text:name="__RefHeading__5592_1784923760"/></text:h>
              <text:list>
                <text:list-item>
                  <text:h text:style-name="P76" text:outline-level="3"><text:bookmark-start text:name="__RefHeading__838_77433077"/><text:span text:style-name="T7">Cartes de base </text:span><text:bookmark text:name="firstHeading2"/><text:span text:style-name="T7">matricielle</text:span><text:bookmark-end text:name="__RefHeading__838_77433077"/></text:h>
                </text:list-item>
              </text:list>
            </text:list-item>
          </text:list>
        </text:list-item>
      </text:list>
      <text:p text:style-name="Standard"><text:span text:style-name="T41">Ici vous pouvez choisir le logiciel de rendu de carte, ce ne sont que différentes versions de cartes. Un cas spéciale c'est « dir locale » Ici on peut choisir un répertoire locale qui va être utiliser comme source. Ceci est spécialement utile ci on utilise un autre programme pour le téléchargement ou si on a <text:s/>rendu les cartes localement, par exemple avec <text:s/></text:span><text:a xlink:type="simple" xlink:href="#9.1.Maperitive |outline" text:style-name="Internet_20_link" text:visited-style-name="Visited_20_Internet_20_Link"><text:span text:style-name="T46">Maperitive</text:span></text:a><text:span text:style-name="T42">.</text:span></text:p>
      <text:p text:style-name="P11"><text:span text:style-name="T1">Pour certains serveurs sources tels que Thunderforest et Maptiler, vous devez vous inscrire. Les deux mentionnés ont des variantes libres. L'URL contiendra alors un identifiant personnel. Si on choisit une telle source, </text:span><text:span text:style-name="T6">taho</text:span><text:span text:style-name="T1"> vérifie si l'ID est déjà connu, sinon </text:span><text:span text:style-name="T6">il</text:span><text:span text:style-name="T1"> le demande à l'utilisateur. L'annulation de cette opération annulera la sélection de la source.</text:span></text:p>
      <text:list xml:id="list30026203964775" text:continue-numbering="true" text:style-name="Outline">
        <text:list-item>
          <text:list>
            <text:list-item>
              <text:list>
                <text:list-item>
                  <text:h text:style-name="P75" text:outline-level="3"><text:bookmark-start text:name="__RefHeading__840_77433077"/>Overlays pour les cartes <text:span text:style-name="T7">matricielle</text:span><text:bookmark-end text:name="__RefHeading__840_77433077"/></text:h>
                </text:list-item>
              </text:list>
            </text:list-item>
          </text:list>
        </text:list-item>
      </text:list>
      <text:p text:style-name="Standard"><text:span text:style-name="T41">En plus en peut ajouter des « overlays » sur la carte principale. Il y a par exemple des overlays qui contiennes des bouées (Seamark), des information d´élévation (Topo, Land Shading,...),.... Pour dé(activer) un ou plusieurs overlays il faut cliquer sur le carrée. Pour changer la liste des Source &amp; overlays voir </text:span><text:a xlink:type="simple" xlink:href="#3.9.1.source des cartes|outline" text:style-name="Internet_20_link" text:visited-style-name="Visited_20_Internet_20_Link"><text:span text:style-name="T41">3.10a)</text:span></text:a></text:p>
      <text:list xml:id="list30026345951404" text:continue-numbering="true" text:style-name="Outline">
        <text:list-item>
          <text:list>
            <text:list-item>
              <text:list>
                <text:list-item>
                  <text:h text:style-name="P75" text:outline-level="3"><text:bookmark-start text:name="__RefHeading__842_77433077"/>Cartes vectorielles<text:bookmark-end text:name="__RefHeading__842_77433077"/></text:h>
                </text:list-item>
              </text:list>
            </text:list-item>
          </text:list>
        </text:list-item>
      </text:list>
      <text:p text:style-name="P11">Ici il n'y a pas la séparation entre carte de base et overlays. Autrement c'est comme chez les cartes <text:span text:style-name="T1">matricielle. Avec tous les source il est marquer ci c'est une source de *.img ou *.osm. Les img sont des cartes pré compiler, les osm sont télécharger directement hors de la base de données. Comme il y a beaucoup d'information là dedans, ces osm peuvent devenir très grandes et le téléchargement peut prendre beaucoup de temps.</text:span></text:p>
      <text:list xml:id="list30024829156241" text:continue-numbering="true" text:style-name="Outline">
        <text:list-item>
          <text:list>
            <text:list-item>
              <text:h text:style-name="P84" text:outline-level="2"><text:bookmark-start text:name="__RefHeading__844_77433077"/>Autres réglages pour les cartes <text:s/>matricielles<text:bookmark-end text:name="__RefHeading__844_77433077"/></text:h>
              <text:list>
                <text:list-item>
                  <text:h text:style-name="P75" text:outline-level="3"><text:bookmark-start text:name="__RefHeading__846_77433077"/>taille<text:bookmark-end text:name="__RefHeading__846_77433077"/></text:h>
                </text:list-item>
              </text:list>
            </text:list-item>
          </text:list>
        </text:list-item>
      </text:list>
      <text:p text:style-name="P14">Ici on peut choisir la taille des cartes individuelles, Il y a trois spécialités:</text:p>
      <text:list xml:id="list1288719485" text:style-name="L2">
        <text:list-item>
          <text:p text:style-name="P33">« libre »: Toute la région choisie sera convertie en un seul fichier. La grandeur maximale dépend probablement de l'ordinateur. Ce mode n'est pas adapté pour les programmes GPS, mais pour simplement avoir une seule carte ou pour UI-View.</text:p>
        </text:list-item>
        <text:list-item>
          <text:p text:style-name="P33">« rien »: Cette option ne génère aucune carte mais charge seulement les tuiles du serveur. Il y a des logiciels qui peuvent les utiliser. Pas besoin de fichier de calibration dans ce cas.</text:p>
        </text:list-item>
        <text:list-item>
          <text:p text:style-name="P33">QTOffline: <text:span text:style-name="T53">Cartes offline</text:span> pour QTLocation Si cela est utilisé pour la première fois, <text:span text:style-name="T53">le programme </text:span><text:s/>vous demand<text:span text:style-name="T53">e</text:span> où se trouve le dossier des mappes QTLocation.</text:p>
        </text:list-item>
        <text:list-item>
          <text:p text:style-name="P60"><text:span text:style-name="T41">256*256: c'est pas vraiment un cas spéciale, mais on peut ce demander pourquoi il est utile, comme <text:s/>« rien » produit aussi les cartes (=tuiles) de cette taille. Pour la réponse voir </text:span><text:a xlink:type="simple" xlink:href="#3.6.6.Sans Fichiers de calibration mais organiser dans les répertoires|outline" text:style-name="Internet_20_link" text:visited-style-name="Visited_20_Internet_20_Link"><text:span text:style-name="T41">3.6f </text:span></text:a></text:p>
        </text:list-item>
      </text:list>
      <text:list xml:id="list30025085826986" text:continue-list="list30024829156241" text:style-name="Outline">
        <text:list-item>
          <text:list>
            <text:list-item>
              <text:list>
                <text:list-item>
                  <text:h text:style-name="P77" text:outline-level="3"><text:bookmark-start text:name="__RefHeading__848_77433077"/>Bit/Pixel<text:bookmark-end text:name="__RefHeading__848_77433077"/></text:h>
                </text:list-item>
              </text:list>
            </text:list-item>
          </text:list>
        </text:list-item>
      </text:list>
      <text:p text:style-name="P14">Ici on peut choisir entre les valeurs suivantes: 8, 24 ou 32. Ozi ne supporte que 8 et 24 bit. Comme le format 32 bits est utilisé en interne par Taho, c'est la variante la plus rapide, spécialement sur les ordinateurs lents. La conversion 32-&gt;24 bits est relativement économe en temps de calcul, et fait économiser 8 bit en mémoire.</text:p>
      <text:list xml:id="list30025525561270" text:continue-numbering="true" text:style-name="Outline">
        <text:list-item>
          <text:list>
            <text:list-item>
              <text:list>
                <text:list-item>
                  <text:h text:style-name="P77" text:outline-level="3"><text:bookmark-start text:name="__RefHeading__850_77433077"/>Niveau de zoom <text:bookmark-end text:name="__RefHeading__850_77433077"/></text:h>
                </text:list-item>
              </text:list>
            </text:list-item>
          </text:list>
        </text:list-item>
      </text:list>
      <text:p text:style-name="P14">Taho.pl utilisait 2 nomenclature du niveau de zoom différents; Taho.exe utilise que celui de la carte OSM.</text:p>
      <text:p text:style-name="P14">Plusieurs niveaux de zoom peuvent être choisi en même temps.</text:p>
      <text:list xml:id="list30024859614993" text:continue-numbering="true" text:style-name="Outline">
        <text:list-item>
          <text:list>
            <text:list-item>
              <text:list>
                <text:list-item>
                  <text:h text:style-name="P75" text:outline-level="3"><text:bookmark-start text:name="__RefHeading__5600_1784923760"/><text:soft-page-break/>type de fichier de sortie<text:bookmark-end text:name="__RefHeading__5600_1784923760"/></text:h>
                </text:list-item>
              </text:list>
            </text:list-item>
          </text:list>
        </text:list-item>
      </text:list>
      <text:p text:style-name="P14">vous avez le choix entre png et jpg. Les fichiers png peuvent aussi reçoit l'extension png.tile. Le dernier est nécessaire par exemple pour <text:s/>Osmdroid et OSMTracker sous Android.</text:p>
      <text:p text:style-name="P14"/>
      <text:list xml:id="list30024396397547" text:continue-numbering="true" text:style-name="Outline">
        <text:list-item>
          <text:list>
            <text:list-item>
              <text:list>
                <text:list-item>
                  <text:h text:style-name="P75" text:outline-level="3"><text:bookmark-start text:name="__RefHeading__5602_1784923760"/>Fichiers de calibration<text:bookmark-end text:name="__RefHeading__5602_1784923760"/></text:h>
                </text:list-item>
              </text:list>
            </text:list-item>
          </text:list>
        </text:list-item>
      </text:list>
      <text:p text:style-name="P14">En plus de la carte proprement dite il faut également un fichier de calibration. Malheureusement il n'existe <text:s/>pas de format standard. Cette option permet de choisir le format souhaité.</text:p>
      <text:list xml:id="list30025131089739" text:continue-numbering="true" text:style-name="Outline">
        <text:list-item>
          <text:list>
            <text:list-item>
              <text:list>
                <text:list-item>
                  <text:h text:style-name="P75" text:outline-level="3"><text:bookmark-start text:name="__RefHeading__1869_1155861962"/>Sans Fichiers de calibration mais avec les sous-répertoires<text:bookmark-end text:name="__RefHeading__1869_1155861962"/></text:h>
                </text:list-item>
              </text:list>
            </text:list-item>
          </text:list>
        </text:list-item>
      </text:list>
      <text:p text:style-name="P14">Il y a des programmes qui n'utilisent pas des fichiers de calibrations mais qui sauvent les fichier dans des sous-répertoires comme sur les serveur de tuiles. Pour télécharger des cartes de cette manière taho offre deux façon: taille= « rien » est optimale ci on veux seulement utiliser des cartes simple sans Overlays. Si non il faut choisir:</text:p>
      <text:list xml:id="list122429835" text:style-name="L3">
        <text:list-item>
          <text:p text:style-name="P34"><text:bookmark-start text:name="__DdeLink__3335_1668542338"/>tailles<text:bookmark-end text:name="__DdeLink__3335_1668542338"/> 256*256</text:p>
        </text:list-item>
        <text:list-item>
          <text:p text:style-name="P34">nom de fichier: répertoires</text:p>
        </text:list-item>
        <text:list-item>
          <text:p text:style-name="P34">type de fichier: png ou png.tile</text:p>
        </text:list-item>
      </text:list>
      <text:list xml:id="list30024628126211" text:continue-list="list30025131089739" text:style-name="Outline">
        <text:list-item>
          <text:list>
            <text:list-item>
              <text:h text:style-name="P84" text:outline-level="2"><text:bookmark-start text:name="__RefHeading__5604_1784923760"/>Produire <text:span text:style-name="T7">cartes (Bouton ou <text:s/>menu: Édition)</text:span><text:bookmark-end text:name="__RefHeading__5604_1784923760"/></text:h>
            </text:list-item>
          </text:list>
        </text:list-item>
      </text:list>
      <text:p text:style-name="P14">Finalement c'est ici qu'il faut cliquer pour produire les cartes et les fichiers de calibration. Pour accélérer le processus, plusieurs tâches sont lancées en parallèle. Une barre de progrès est afficher, mais le téléchargement d'une fichiers est seulement un pas, alors pendants le chargement rien ce passe et on pourrais croire qu'il y a un problème, ce qui n'est pas le cas. C'est certainement le cas avec les fichiers *.osm, qui peuvent être très grandes.</text:p>
      <text:p text:style-name="P17"/>
      <text:list xml:id="list30025193791037" text:continue-numbering="true" text:style-name="Outline">
        <text:list-item>
          <text:list>
            <text:list-item>
              <text:h text:style-name="P84" text:outline-level="2"><text:bookmark-start text:name="__RefHeading__5606_1784923760"/><text:span text:style-name="T7">Charger les bugs OSM</text:span> (menu: Édition)<text:bookmark-end text:name="__RefHeading__5606_1784923760"/></text:h>
            </text:list-item>
          </text:list>
        </text:list-item>
      </text:list>
      <text:p text:style-name="P6"><text:span text:style-name="T42">Cette option permet de charger les « OSMbugs ». Certes, on peut aussi le faire par <text:s/>&lt;</text:span><text:a xlink:type="simple" xlink:href="http://openstreetbugs.appspot.com/" text:style-name="Internet_20_link" text:visited-style-name="Visited_20_Internet_20_Link"><text:span text:style-name="T46">http://openstreetbugs.appspot.com/</text:span></text:a><text:span text:style-name="T42">&gt;. Mais ce sites donnes plus ou moins de bugs dépendant du niveau de zoom. Un autre problème est que le texte est souvent très long. C'est pourquoi on peut choisir ici de réduire les textes à une numérotation. Le texte original est copié dans un fichier texte. Les cartes restent ainsi lisibles. Pas tous les programmes peuvent utiliser les fichiers GPX comme fichier POI. C'est pourquoi on peut choisir entre gpx et asc (p.ex pour Glopus). S'il faut encore un autre format pour un autre programme, prière de me le signaler.</text:span></text:p>
      <text:list xml:id="list30024711906779" text:continue-numbering="true" text:style-name="Outline">
        <text:list-item>
          <text:list>
            <text:list-item>
              <text:h text:style-name="P84" text:outline-level="2"><text:bookmark-start text:name="__RefHeading__5608_1784923760"/><text:span text:style-name="T7">Crée kmz</text:span> (menu: Édition)<text:bookmark-end text:name="__RefHeading__5608_1784923760"/></text:h>
            </text:list-item>
          </text:list>
        </text:list-item>
      </text:list>
      <text:p text:style-name="P14">Les fichiers kmz crées ici sont des fichiers zip qui contiennent un fichier doc.kml et une ou plusieurs cartes. Comme il faut peut être télécharger les cartes dans plusieurs étapes, la production des kmz est séparer de la production des cartes. Si vous ouvrez ce dialogue sans avoir sélectionner les informations pour l´utilisation du programme de compression vous êtes demandé de le faire.</text:p>
      <text:p text:style-name="P14">Alors pour produire des kmz il faut d´abord produire les cartes avec des fichiers kml comme fichier de calibration. Après il faut sélectionner tous les fichiers kml. Les cartes sont inclus automatiquement. Dépendant de l/utilisation du kmz il y a 3 mode différent:</text:p>
      <text:list xml:id="list3006776382" text:style-name="L4">
        <text:list-item>
          <text:p text:style-name="P35">un kmz par carte (1kml + 1 carte → 1kmz)</text:p>
        </text:list-item>
        <text:list-item>
          <text:p text:style-name="P35">un kmz par niveau de zoom</text:p>
        </text:list-item>
        <text:list-item>
          <text:p text:style-name="P35">un kmz pour tous</text:p>
        </text:list-item>
      </text:list>
      <text:p text:style-name="P14">Dans le premier cas, le kmz reçoit le nom du kml. Dans les deux autre cas il faut sélectionner un fichier de sortie. Dans le deuxième cas le niveau de zoom sera ajouter automatiquement, ceci a le désavantage, que <text:s/>l´avertissement normal contre l´écraser des fichiers ne fonctionne pas.</text:p>
      <text:list xml:id="list30026133755548" text:continue-list="list30024711906779" text:style-name="Outline">
        <text:list-item>
          <text:list>
            <text:list-item>
              <text:h text:style-name="P84" text:outline-level="2"><text:bookmark-start text:name="__RefHeading__5610_1784923760"/><text:soft-page-break/><text:span text:style-name="T7">Paramètres</text:span> (menu: Édition)<text:bookmark-end text:name="__RefHeading__5610_1784923760"/></text:h>
            </text:list-item>
          </text:list>
        </text:list-item>
      </text:list>
      <text:p text:style-name="P14">ici vous pouvez choisir:</text:p>
      <text:list xml:id="list773857966" text:style-name="L5">
        <text:list-item>
          <text:p text:style-name="P63"><text:span text:style-name="T42">la langue. Voir </text:span><text:a xlink:type="simple" xlink:href="#3.1.Langue (dans le menu Édition/Paramètres)|outline" text:style-name="Internet_20_link" text:visited-style-name="Visited_20_Internet_20_Link"><text:span text:style-name="T46">3.1)</text:span></text:a></text:p>
        </text:list-item>
        <text:list-item>
          <text:p text:style-name="P36">« user Agent ID »(voir ci-dessous)</text:p>
        </text:list-item>
        <text:list-item>
          <text:p text:style-name="P36">la nombre maximale de Threads (voir ci-dessous)</text:p>
        </text:list-item>
        <text:list-item>
          <text:p text:style-name="P36">des réglages de la source des cartes</text:p>
        </text:list-item>
        <text:list-item>
          <text:p text:style-name="P36">Répertoire pour les cartes <text:span text:style-name="T54">offline</text:span> QTLocation.</text:p>
        </text:list-item>
        <text:list-item>
          <text:p text:style-name="P36">le programme de compression et son ligne de commande</text:p>
        </text:list-item>
      </text:list>
      <text:list xml:id="list30025083429172" text:continue-list="list30026133755548" text:style-name="Outline">
        <text:list-item>
          <text:list>
            <text:list-item>
              <text:list>
                <text:list-item>
                  <text:h text:style-name="P75" text:outline-level="3"><text:bookmark-start text:name="__RefHeading__1778_830507984"/>Nombre de Threads<text:bookmark-end text:name="__RefHeading__1778_830507984"/></text:h>
                </text:list-item>
              </text:list>
            </text:list-item>
          </text:list>
        </text:list-item>
      </text:list>
      <text:p text:style-name="P11">Le nombre optimale de Threads dépends de plusieurs facteurs comme:</text:p>
      <text:list xml:id="list2956863718" text:style-name="L6">
        <text:list-item>
          <text:p text:style-name="P54">la vélocité d’accès internet (plus vites -&gt; plus de Threads)</text:p>
        </text:list-item>
        <text:list-item>
          <text:p text:style-name="P54">le nombre de <text:bookmark-start text:name="__DdeLink__6243_169987545"/>cœur<text:bookmark-end text:name="__DdeLink__6243_169987545"/> du processeur. <text:s/>Un threads par cœur semble raisonnable.</text:p>
        </text:list-item>
        <text:list-item>
          <text:p text:style-name="P67"><text:span text:style-name="T41">Le source de cartes. Chaque serveur réagit différemment si on charges les cartes on parallèle, par exemple la « Reit &amp; Wanderkarte » bloques totalement. Pour cette raison on peut définir le maximum de Threads aussi pour chaque source, voir </text:span><text:a xlink:type="simple" xlink:href="#4.Format du fichier taho-source|outline" text:style-name="Internet_20_link" text:visited-style-name="Visited_20_Internet_20_Link"><text:span text:style-name="T42">4)</text:span></text:a></text:p>
        </text:list-item>
      </text:list>
      <text:p text:style-name="P13">Par default un Thread par cœur est utiliser, sauf si vous marquer quelque chose d’autre ici ou une source a des restrictions.</text:p>
      <text:list xml:id="list30025615237625" text:continue-list="list30025083429172" text:style-name="Outline">
        <text:list-item>
          <text:list>
            <text:list-item>
              <text:list>
                <text:list-item>
                  <text:h text:style-name="P75" text:outline-level="3"><text:bookmark-start text:name="__RefHeading__5612_1784923760"/>source des cartes<text:bookmark-end text:name="__RefHeading__5612_1784923760"/></text:h>
                </text:list-item>
              </text:list>
            </text:list-item>
          </text:list>
        </text:list-item>
      </text:list>
      <text:p text:style-name="P2"><text:span text:style-name="T41">Comme les URL changent de temps en temps et quelqu'un peut trouver des nouveaux, on peut les recharger après-coup. Les sources utilisables à ma connaissance sont contenues dans </text:span><text:span text:style-name="T47">defsrcP.t</text:span><text:span text:style-name="T41">aho. Au démarrage du programme une tentative de chargement </text:span><text:span text:style-name="T47">de ce</text:span><text:span text:style-name="T41"> fichier et mydefsrc.taho est faite. Si une source ainsi chargée </text:span><text:span text:style-name="T47">du deuxième</text:span><text:span text:style-name="T41"> a exactement le même nom qu'une des sources </text:span><text:span text:style-name="T47">du premier fichier</text:span><text:span text:style-name="T41">, cette dernière sera écrasée. Pour changer une URL on doit donc utiliser exactement le même nom </text:span><text:span text:style-name="T47">dans mydefsrc que l’original dans defpubsrcP</text:span><text:span text:style-name="T41">. Le plus simple est </text:span><text:span text:style-name="T47">de copier le bloque de defpubsrcP au mydefsrc et le corriger avec un <text:s/>éditeur quelconque.</text:span><text:span text:style-name="T41"> Pour le format de ces fichiers </text:span><text:span text:style-name="T48">voir </text:span><text:a xlink:type="simple" xlink:href="http://www.dimitri-junker.de/TahoFF_F.pdf" text:style-name="Internet_20_link" text:visited-style-name="Visited_20_Internet_20_Link"><text:span text:style-name="T48">ici</text:span></text:a></text:p>
      <text:p text:style-name="P14">On peut aussi charger ce type de fichier avec la fonction « charger réglages ». Pour faciliter toutes ces opérations, il y a l'option « mise à jour URL source », qui essaie de trouver une version à jour de defsrc<text:span text:style-name="T51">P</text:span>.taho sur Internet. Je maintiens une version actuelle sous:</text:p>
      <text:p text:style-name="P4"><text:a xlink:type="simple" xlink:href="http://www.dimitri-junker.de/defsrc.taho" text:style-name="Internet_20_link" text:visited-style-name="Visited_20_Internet_20_Link"><text:span text:style-name="T41">http://www.dimitri-junker.de/defsrc</text:span></text:a><text:a xlink:type="simple" xlink:href="http://www.dimitri-junker.de/defsrc.taho" text:style-name="Internet_20_link" text:visited-style-name="Visited_20_Internet_20_Link"><text:span text:style-name="T47">P</text:span></text:a><text:a xlink:type="simple" xlink:href="http://www.dimitri-junker.de/defsrc.taho" text:style-name="Internet_20_link" text:visited-style-name="Visited_20_Internet_20_Link"><text:span text:style-name="T41">.taho</text:span></text:a></text:p>
      <text:p text:style-name="P14">Mais comme je voyage souvent et suis donc dans l'incapacité de changer ce fichier, j'ai développé un moyen indirect de télécharger ce fichier. Taho cherche un lien vers defsrc.taho sur la page:</text:p>
      <text:p text:style-name="P5"><text:span text:style-name="T42"><text:s/></text:span><text:a xlink:type="simple" xlink:href="http://wiki.openstreetmap.org/wiki/Taho#Tiles_sources" text:style-name="Internet_20_link" text:visited-style-name="Visited_20_Internet_20_Link"><text:span text:style-name="T41">http://wiki.openstreetmap.org/wiki/Taho#Tiles_sources</text:span></text:a></text:p>
      <text:p text:style-name="P14"/>
      <text:p text:style-name="P14">Celui qui veut mettre à disposition son fichier defsrc.taho peut donc le copier n'importe où sur internet et ajoute un lien vers celui-ci sur la page sus-mentionnée.</text:p>
      <text:p text:style-name="P15"/>
      <text:p text:style-name="P9"><text:span text:style-name="T42">Sur </text:span><text:a xlink:type="simple" xlink:href="http://toolserver.org/~osm/locale/" text:style-name="Internet_20_link" text:visited-style-name="Visited_20_Internet_20_Link"><text:span text:style-name="T46">ce Site</text:span></text:a><text:span text:style-name="T42"> </text:span><text:span text:style-name="T43">il </text:span><text:span text:style-name="T42">y a</text:span><text:span text:style-name="T43">vait</text:span><text:span text:style-name="T42"> à peut près <text:s/>275 <text:s/>versions de langue comme Overlays, ils sont supposer d’être utiliser avec la carte principale « No Label ». </text:span><text:span text:style-name="T43">Mais ce cite n’existe plus, si vous trouver la nouvelle location dite le moi.</text:span></text:p>
      <text:p text:style-name="P26">Pour pas faire la liste des overlays trop grande j'ai seulement inclus les versions français, anglais et allemand. Mais c'est facile d’inclus une autre version. Pour cela trouver d'abord la version qui vous voulez avoir sur la site susmentionné par examole la version espagnol « osm-label-es » après éditer mydefsrc.taho. La il y a déjà:</text:p>
      <text:p text:style-name="P25"><text:tab/><text:tab/>&lt;src&gt;</text:p>
      <text:p text:style-name="P25"><text:tab/><text:tab/><text:tab/>&lt;name&gt;osm-labels-fr&lt;/name&gt;</text:p>
      <text:p text:style-name="P25"><text:tab/><text:tab/><text:tab/>&lt;url&gt;http://a.www.toolserver.org/tiles/osm-labels-fr&lt;/url&gt;</text:p>
      <text:p text:style-name="P25"><text:tab/><text:tab/>&lt;/src&gt;</text:p>
      <text:p text:style-name="P25">Alors ajouter le bloc:</text:p>
      <text:p text:style-name="P25"><text:tab/><text:tab/>&lt;src&gt;</text:p>
      <text:p text:style-name="P25"><text:tab/><text:tab/><text:tab/>&lt;name&gt;osm-labels-es&lt;/name&gt;</text:p>
      <text:p text:style-name="P25"><text:soft-page-break/><text:tab/><text:tab/><text:tab/>&lt;url&gt;http://a.www.toolserver.org/tiles/osm-labels-es&lt;/url&gt;</text:p>
      <text:p text:style-name="P25"><text:tab/><text:tab/>&lt;/src&gt;</text:p>
      <text:p text:style-name="P25">et vous pouvez faire des cartes espagnol.</text:p>
      <text:list xml:id="list30024899157295" text:continue-numbering="true" text:style-name="Outline">
        <text:list-item>
          <text:list>
            <text:list-item>
              <text:list>
                <text:list-item>
                  <text:h text:style-name="P75" text:outline-level="3"><text:bookmark text:name="__DdeLink__1915_831655306"/><text:bookmark-start text:name="__RefHeading__5614_1784923760"/>Validité du cache<text:bookmark-end text:name="__RefHeading__5614_1784923760"/></text:h>
                </text:list-item>
              </text:list>
            </text:list-item>
          </text:list>
        </text:list-item>
      </text:list>
      <text:p text:style-name="P14">Les tuiles OSM <text:s/>(256*256 Pixels) sont mises en cache dans les sous répertoires tah. Ceci implique que si <text:s/>le fichier s'y trouve déjà, et qu'il est âgé de moins de x jours, il ne sera pas téléchargé à nouveau. J'ai repris cette fonctionnalité de taho.pl, où la durée était fixée à 7 jours. Sur taho.exe on peut la modifier.</text:p>
      <text:list xml:id="list30024516125465" text:continue-numbering="true" text:style-name="Outline">
        <text:list-item>
          <text:list>
            <text:list-item>
              <text:list>
                <text:list-item>
                  <text:h text:style-name="P75" text:outline-level="3"><text:bookmark-start text:name="__RefHeading__5616_1784923760"/>programme de compression<text:bookmark-end text:name="__RefHeading__5616_1784923760"/></text:h>
                </text:list-item>
              </text:list>
            </text:list-item>
          </text:list>
        </text:list-item>
      </text:list>
      <text:p text:style-name="P14">Pour comprimer les fichiers kmz et décomprimer les fichier gz (cartes vectorielles) taho a besoin d´un programme de compression. En plus il faut rentrer le format des lignes de commandes. Bien sur il fout utiliser un garde-place pour les nom de fichier ($Q,$Z et $L). Pour 3 programmes ce format est déjà dans taho:</text:p>
      <text:p text:style-name="P14">Pour comprimer les fichier kml:</text:p>
      <text:list xml:id="list2231968377" text:style-name="L7">
        <text:list-item>
          <text:p text:style-name="P37">7-zip (7za.exe): « a -tzip $Z @$L »</text:p>
        </text:list-item>
        <text:list-item>
          <text:p text:style-name="P37">Winrar: « a -afzip $Z @$L »</text:p>
        </text:list-item>
        <text:list-item>
          <text:p text:style-name="P37">Winzip: « -min -a $Z @$L »</text:p>
        </text:list-item>
      </text:list>
      <text:p text:style-name="P14">Taho remplace le $Z par le chemin du fichier kmz et $L par le fichier de liste, qui contient tous les fichiers qui doivent être comprimés.</text:p>
      <text:p text:style-name="P14">Pour décomprimer les fichier gz:</text:p>
      <text:list xml:id="list30025197948168" text:continue-numbering="true" text:style-name="L7">
        <text:list-item>
          <text:p text:style-name="P37">7-zip (7za.exe): « x $Q -o$Z »</text:p>
        </text:list-item>
        <text:list-item>
          <text:p text:style-name="P37">Winrar: « x $Q $Z »</text:p>
        </text:list-item>
        <text:list-item>
          <text:p text:style-name="P37">Winzip: « -min -e $Q $Z »</text:p>
        </text:list-item>
      </text:list>
      <text:p text:style-name="P14">Taho remplace le $Q par la source (*.gz) et $Z par le chemin de sortie.</text:p>
      <text:p text:style-name="P14">Si une des lignes de commendes doit contenir un $ il faut le remplacer avec $$.</text:p>
      <text:p text:style-name="P14">Quelques programmes ont besoin de définir le type de compression comme zip.</text:p>
      <text:list xml:id="list30024545464228" text:continue-list="list30024516125465" text:style-name="Outline">
        <text:list-item>
          <text:list>
            <text:list-item>
              <text:h text:style-name="P84" text:outline-level="2"><text:bookmark-start text:name="__RefHeading__5618_1784923760"/>Réglages<text:bookmark-end text:name="__RefHeading__5618_1784923760"/></text:h>
            </text:list-item>
          </text:list>
        </text:list-item>
      </text:list>
      <text:p text:style-name="P1"><text:span text:style-name="T41">Les réglages effectués peuvent être sauvegardés pour être rechargés ultérieurement. Si l'enregistrement est fait sous le nom proposé par défaut par le programme, les réglages seront automatiquement rechargés au démarrage. Ces fichiers *.taho peuvent également être passés comme paramètres au programme. En spécifiant que les fichiers *.taho doivent toujours être ouverts avec ce programme, un simple double-clic suffit pour ouvrir taho avec la configuration de ce fichier. On peut charger des fichiers qui contiennent les coordonnées, ainsi que ceux qui contiennent les URL Source (voir </text:span><text:a xlink:type="simple" xlink:href="#3.9.1.source des cartes|outline" text:style-name="Internet_20_link" text:visited-style-name="Visited_20_Internet_20_Link"><text:span text:style-name="T41">3.9.a)</text:span></text:a><text:span text:style-name="T41">. </text:span></text:p>
      <text:list xml:id="list30025982105053" text:continue-numbering="true" text:style-name="Outline">
        <text:list-item>
          <text:h text:style-name="P70" text:outline-level="1"><text:bookmark-start text:name="__RefHeading__852_77433077"/>Format du fichier taho-source<text:bookmark-end text:name="__RefHeading__852_77433077"/></text:h>
        </text:list-item>
      </text:list>
      <text:p text:style-name="P8"><text:span text:style-name="T42">Dans un fichier *.taho les source de cartes sont sauver dans le bloque &lt;map</text:span><text:span text:style-name="T44">Pub</text:span><text:span text:style-name="T42">src&gt; </text:span><text:span text:style-name="T44">et </text:span><text:bookmark-start text:name="__DdeLink__3131_2732426136"/><text:span text:style-name="T42">&lt;mapallsrc&gt;</text:span><text:bookmark-end text:name="__DdeLink__3131_2732426136"/><text:span text:style-name="T42">. </text:span><text:span text:style-name="T44">Pour les détailles du format des fichiers taho </text:span><text:bookmark-start text:name="__DdeLink__3135_2732426136"/><text:span text:style-name="T44">voir </text:span><text:a xlink:type="simple" xlink:href="http://www.dimitri-junker.de/TahoFF_F.pdf" text:style-name="Internet_20_link" text:visited-style-name="Visited_20_Internet_20_Link"><text:span text:style-name="T39">ici</text:span></text:a><text:bookmark-end text:name="__DdeLink__3135_2732426136"/><text:span text:style-name="T44">.</text:span></text:p>
      <text:list xml:id="list30025668798687" text:continue-numbering="true" text:style-name="Outline">
        <text:list-item>
          <text:h text:style-name="P70" text:outline-level="1"><text:bookmark-start text:name="__RefHeading__5620_1784923760"/>Expériences des utilisateurs<text:bookmark-end text:name="__RefHeading__5620_1784923760"/></text:h>
        </text:list-item>
      </text:list>
      <text:p text:style-name="P14">J’utilisai personnellement Glopus, mais depuis j'utilise des logiciel sous Android qui télécharges les cartes eu même j'utilise Taho très rarement. Alors si vous voulez que je fait des améliorations il faut me le dire.</text:p>
      <text:h text:style-name="P71" text:outline-level="1"/>
      <text:list xml:id="list30026178344002" text:continue-numbering="true" text:style-name="Outline">
        <text:list-item>
          <text:h text:style-name="P72" text:outline-level="1"><text:bookmark-start text:name="__RefHeading__5622_1784923760"/>Aspect juridique et source:<text:bookmark-end text:name="__RefHeading__5622_1784923760"/></text:h>
          <text:list>
            <text:list-item>
              <text:h text:style-name="Anleitung_20_2" text:outline-level="2"><text:bookmark-start text:name="__RefHeading___Toc3781_366961354"/>licence<text:bookmark-end text:name="__RefHeading___Toc3781_366961354"/></text:h>
            </text:list-item>
          </text:list>
        </text:list-item>
      </text:list>
      <text:p text:style-name="P1"><text:bookmark-start text:name="__DdeLink__1917_831655306"/><text:span text:style-name="T41">Ce programme se trouve sous </text:span><text:bookmark-start text:name="__DdeLink__3774_366961354"/><text:span text:style-name="T41">licence</text:span><text:bookmark-end text:name="__DdeLink__3774_366961354"/><text:span text:style-name="T41"> </text:span><text:a xlink:type="simple" xlink:href="http://org.rodage.com//gpl-3.0.fr.html" text:style-name="Internet_20_link" text:visited-style-name="Visited_20_Internet_20_Link"><text:span text:style-name="T41">GPL V3</text:span></text:a><text:span text:style-name="T41">.</text:span></text:p>
      <text:p text:style-name="P1"><text:span text:style-name="T41">Une copie se trouve avec le programme. D'anciennes versions étaient placées sous CreativeCommon. Mais comme dans les <text:s/>versions a partir de V2 une bonne partie de taho.pl a été reprise et que celui-ci se trouve sous licence GPL, j'ai changé de modèle de licence. A partir de la version 4 </text:span><text:bookmark-start text:name="__DdeLink__1461_1267526985"/><text:span text:style-name="T41">ce programme est développer avec </text:span><text:a xlink:type="simple" xlink:href="http://www.qt.io/ide/" text:style-name="Internet_20_link" text:visited-style-name="Visited_20_Internet_20_Link"><text:span text:style-name="T41">QT-Creator</text:span></text:a><text:span text:style-name="T41">. Il est lier dynamiquement a la Bibliothèque</text:span><text:a xlink:type="simple" xlink:href="http://www.qt.io/download/" text:style-name="Internet_20_link" text:visited-style-name="Visited_20_Internet_20_Link"><text:span text:style-name="T41"> QT</text:span></text:a><text:span text:style-name="T41"> (V5.x) qui est sous la </text:span><text:a xlink:type="simple" xlink:href="http://org.rodage.com//lgpl.fr.html" text:style-name="Internet_20_link" text:visited-style-name="Visited_20_Internet_20_Link"><text:span text:style-name="T41">LGPL V2.1</text:span></text:a><text:bookmark-end text:name="__DdeLink__1461_1267526985"/></text:p>
      <text:p text:style-name="P6"><text:span text:style-name="T42">La licence des cartes doit être respecter. Si par exemple vous publier des cartes OSM il faut citer la source. Voir </text:span><text:a xlink:type="simple" xlink:href="http://wiki.openstreetmap.org/wiki/FR:Legal_FAQ" text:style-name="Internet_20_link" text:visited-style-name="Visited_20_Internet_20_Link"><text:span text:style-name="T41">OSM-FAQ</text:span></text:a><text:span text:style-name="T41">. Pour des autres source trouver les règles vous même,</text:span><text:bookmark-end text:name="__DdeLink__1917_831655306"/></text:p>
      <text:list xml:id="list30026239974346" text:continue-numbering="true" text:style-name="Outline">
        <text:list-item>
          <text:list>
            <text:list-item>
              <text:h text:style-name="Anleitung_20_2" text:outline-level="2"><text:bookmark-start text:name="__RefHeading___Toc3783_366961354"/>source<text:bookmark-end text:name="__RefHeading___Toc3783_366961354"/></text:h>
            </text:list-item>
          </text:list>
        </text:list-item>
      </text:list>
      <text:p text:style-name="P24">Puisqu'il y a maintenant un autre collègue, Jan Kovis, le code source sera maintenant distribué via <text:a xlink:type="simple" xlink:href="https://github.com/DimitriJunker/DYJOSM" text:style-name="Internet_20_link" text:visited-style-name="Visited_20_Internet_20_Link">Github</text:a>. Au premier niveau se trouvent dyj.pro et taho.pro et les répertoires Taho et myLibsQT. Dans les deux répertoires, <text:span text:style-name="T55">il y a </text:span>un .pro correspondant. Les premiers mentionnés sont <text:span text:style-name="T55">encore</text:span> identiques, mais si, à l'avenir, après le code source de <text:a xlink:type="simple" xlink:href="http://www.dimitri-junker.de/html/body_openstreetmap.html#DYT" text:style-name="Internet_20_link" text:visited-style-name="Visited_20_Internet_20_Link">Dyjtrack</text:a> ou d'autres programmes <text:span text:style-name="T55">sont ausso dant Github</text:span>, <text:span text:style-name="T55">dyj.pro produiserait </text:span>tous les programm et Taho.<text:span text:style-name="T55">pro seulement le seul</text:span>.</text:p>
      <text:p text:style-name="P24">Dans le dossier installation se trouvent les deux fichiers iss permettant à InnoSetup de créer les fichiers d'installation 32 ou 64 bits.</text:p>
      <text:p text:style-name="P24">Nomenclature des branches /<text:span text:style-name="T55">C</text:span>omits: pour chaque version binaire publiée, il doit exister un <text:span text:style-name="T55">C</text:span>omit correspondant, par exemple. 4.8. Etant donné que <text:span text:style-name="T55">v</text:span>ous ne souhaitez pas publier une nouvelle version pour chaque petite modification, je vous suggère d'ajouter une première lettre au numéro de version pour chaque point de modification du numéro de version.Ainsi, 4.8a pour la première, puis 4.8b, ... et à la fin, 4.8 seulement.</text:p>
      <text:list xml:id="list30026112287418" text:continue-numbering="true" text:style-name="Outline">
        <text:list-item>
          <text:h text:style-name="ANleitung_20_1" text:outline-level="1"><text:bookmark-start text:name="__RefHeading__5624_1784923760"/><text:span text:style-name="T41">Histoire depuis version </text:span><text:span text:style-name="T50">3</text:span><text:span text:style-name="T41">.0</text:span><text:span text:style-name="T50">0</text:span><text:bookmark-end text:name="__RefHeading__5624_1784923760"/><text:bookmark-start text:name="__DdeLink__5590_1997956555"/></text:h>
        </text:list-item>
      </text:list>
      <text:p text:style-name="P22">4.0<text:span text:style-name="T54">8</text:span> <text:span text:style-name="T38">du</text:span> <text:span text:style-name="T56">1.3</text:span>.201<text:span text:style-name="T38">9</text:span></text:p>
      <text:p text:style-name="P22"/>
      <text:list xml:id="list377775383" text:style-name="L8">
        <text:list-item>
          <text:p text:style-name="P78"><text:span text:style-name="T14">Il y a une</text:span><text:span text:style-name="T12"> nouvelle "taille" </text:span><text:span text:style-name="T14">de </text:span><text:span text:style-name="T12">carte  : QTOffline</text:span></text:p>
        </text:list-item>
        <text:list-item>
          <text:p text:style-name="P78"><text:span text:style-name="T12">Les paramètres généraux (Edition / </text:span><text:span text:style-name="T14">Parametre</text:span><text:span text:style-name="T12">) sont maintenant stockés dans le Base de registre. Dans </text:span><text:span text:style-name="T14">le fichier </text:span><text:span text:style-name="T12">Taho, seules les propriétés du projet (toutes à partir de la fenêtre principale) </text:span><text:span text:style-name="T14">sont sauver.</text:span></text:p>
        </text:list-item>
        <text:list-item>
          <text:p text:style-name="P80">Révisé dans le contexte de la partie précédente du stockage des propriétés.</text:p>
        </text:list-item>
        <text:list-item>
          <text:p text:style-name="P80">Depuis que Taho est installé depuis un certain temps par l’installateur, les options "chemin relatif", etc. n’ont aucun sens et finissent par s’envoler.</text:p>
        </text:list-item>
        <text:list-item>
          <text:p text:style-name="P80">améliorations de surface, par exemple les fenêtres sont maintenant redimensionnables.</text:p>
        </text:list-item>
      </text:list>
      <text:p text:style-name="P19"/>
      <text:p text:style-name="P19"/>
      <text:p text:style-name="P28"><text:bookmark-start text:name="__DdeLink__2684_1597366352"/>4.0<text:span text:style-name="T38">7</text:span> <text:span text:style-name="T38">du</text:span> <text:span text:style-name="T52">6.1</text:span>.201<text:span text:style-name="T38">9</text:span></text:p>
      <text:p text:style-name="P19"/>
      <text:list xml:id="list30026412164927" text:continue-numbering="true" text:style-name="L8">
        <text:list-item>
          <text:p text:style-name="P79"><text:bookmark-end text:name="__DdeLink__2684_1597366352"/><text:bookmark text:name="tw-target-text"/><text:span text:style-name="T12">Le chemin par défaut pour la création de cartes se trouve maintenant sous "Documents", car </text:span><text:span text:style-name="T13">probablement le programme n’a pas</text:span><text:span text:style-name="T12"> autorisation d'écriture dans le chemin du programme.</text:span></text:p>
        </text:list-item>
        <text:list-item>
          <text:p text:style-name="P79"><text:span text:style-name="T17">Nouveaux</text:span><text:span text:style-name="T16"> </text:span><text:span text:style-name="T12">Métacaractère</text:span><text:span text:style-name="T16"> dans les URL sources, au lieu de $x, </text:span><text:span text:style-name="T17">en peut maintenant aussi utilisé</text:span><text:span text:style-name="T16"> {x} et ${x}, insensible à la casse également. Il existe également un nouvel </text:span><text:span text:style-name="T12">Métacaractère </text:span><text:span text:style-name="T16"><text:s/>pour les identifiants que vous recevez des sources auxquelles vous devez vous inscrire, tels que thunderforest et maptiler.</text:span></text:p>
        </text:list-item>
        <text:list-item>
          <text:p text:style-name="P81">Les URL sources ne sont maintenant stockées que dans les fichiers defsrcP.taho et mydefsrc.taho, et non plus dans le programme. Taho se souvient des sources à partir desquelles le fichier a été lu. Par conséquent, le fichier defsrcP.taho peut facilement être écrasé lors d’une mise à jour sans que mydefsrc.taho ne soit modifié. Cela rend également "Export Src" obsolète.</text:p>
        </text:list-item>
        <text:list-item>
          <text:p text:style-name="P81">Par conséquent, il doit maintenant aussi être marqué dans le fichier Taho, la source devant être utilisée par défaut. Ceci est fait par type = 100</text:p>
        </text:list-item>
        <text:list-item>
          <text:p text:style-name="P81">Échec du chargement d’une tuiles tentait précédemment de la remplacer par une tuiles de la source par défaut, mais cela n’apportait pas grand chose et était coûteux.</text:p>
        </text:list-item>
        <text:list-item>
          <text:p text:style-name="P81">de nombreuses URLs qui commençaient par http commencent maintenant par https</text:p>
        </text:list-item>
        <text:list-item>
          <text:p text:style-name="P79"><text:span text:style-name="T16">Depuis l’installation de Taho avec un programme d’installation, les options pour les chemins n’ayant plus aucun sens, </text:span><text:span text:style-name="T17">alors je les a</text:span><text:span text:style-name="T16"> supprimées</text:span></text:p>
        </text:list-item>
        <text:list-item>
          <text:p text:style-name="P81">La version publique de Taho écrit également un fichier journal dans le dossier % temp% <text:s/>et l'affiche en cas de problème de téléchargement. Jusqu’à présent, cela n’a rendu que la version de débogage</text:p>
        </text:list-item>
        <text:list-item>
          <text:p text:style-name="P81">corrigé d'autres petits bugs</text:p>
        </text:list-item>
      </text:list>
      <text:p text:style-name="P20"/>
      <text:p text:style-name="P20"><text:bookmark-start text:name="__DdeLink__2579_2732426136"/><text:bookmark-start text:name="__DdeLink__1275_130254367711"/>4.0<text:span text:style-name="T32">6</text:span> <text:span text:style-name="T38">du</text:span> <text:span text:style-name="T32">10.6</text:span>.201<text:span text:style-name="T27">8</text:span><text:bookmark-end text:name="__DdeLink__2579_2732426136"/><text:bookmark-end text:name="__DdeLink__1275_130254367711"/></text:p>
      <text:list xml:id="list603363833" text:style-name="L9">
        <text:list-item>
          <text:p text:style-name="P45">Créer des cartes 8bit ne fonctionnait pas, c'est un problème de la bibliothèque QT utilisée. Mais il y a une fonction qui fonctionne, alors maintenant ça marche.</text:p>
        </text:list-item>
      </text:list>
      <text:p text:style-name="P23"><text:span text:style-name="T10"><text:line-break/></text:span><text:bookmark-start text:name="__DdeLink__1275_13025436771"/><text:bookmark-start text:name="__DdeLink__1327_835241847"/><text:span text:style-name="T7">4.0</text:span><text:span text:style-name="T10">5</text:span><text:span text:style-name="T7"> </text:span><text:span text:style-name="T11">du</text:span><text:span text:style-name="T7"> </text:span><text:span text:style-name="T8">8.5</text:span><text:span text:style-name="T7">.201</text:span><text:span text:style-name="T10">8</text:span><text:bookmark-end text:name="__DdeLink__1275_13025436771"/><text:span text:style-name="T10"><text:line-break/></text:span></text:p>
      <text:list xml:id="list3348993131" text:style-name="L10">
        <text:list-item>
          <text:p text:style-name="P46"><text:bookmark-start text:name="__DdeLink__2628_3862990466"/><text:span text:style-name="T31">Il y a</text:span> 2 URLs <text:span text:style-name="T31">qui</text:span> <text:span text:style-name="T31">sont utiliser dans</text:span> Taho, <text:span text:style-name="T31">ils était</text:span>:</text:p>
          <text:p text:style-name="P82"><text:a xlink:type="simple" xlink:href="http://www.oche.de/~junker/OSM/taho/tna.png" text:style-name="Internet_20_link" text:visited-style-name="Visited_20_Internet_20_Link"><text:span text:style-name="T41">http://www.oche.de/~junker/OSM/taho/tna.png</text:span></text:a><text:span text:style-name="T45"><text:line-break/></text:span><text:span text:style-name="T41">http://www.oche.de/~junker/OSM/bbox-tool/bbox.html</text:span></text:p>
          <text:p text:style-name="P83"><text:span text:style-name="T29">Comme la </text:span><text:span text:style-name="T28"><text:s/>Oche.de </text:span><text:span text:style-name="T29">n‘existe plus ces </text:span><text:span text:style-name="T28">URL </text:span><text:span text:style-name="T29">devrais été changer.</text:span><text:span text:style-name="T28">, </text:span><text:span text:style-name="T29">ils sont maintenant sur</text:span><text:span text:style-name="T28">:</text:span><text:span text:style-name="T30"> </text:span><text:a xlink:type="simple" xlink:href="https://dimitrijunker.lima-city.de/OSM/" text:style-name="Internet_20_link" text:visited-style-name="Visited_20_Internet_20_Link"><text:span text:style-name="T41">https://dimitrijunker.lima-city.de/OSM/</text:span></text:a><text:span text:style-name="T41"> </text:span><text:span text:style-name="T49">Ces</text:span><text:span text:style-name="T28"> URL </text:span><text:span text:style-name="T29">sont maintenant configurable par les fichier *.taho</text:span><text:span text:style-name="T28">.</text:span><text:bookmark-end text:name="__DdeLink__1327_835241847"/><text:bookmark-end text:name="__DdeLink__2628_3862990466"/><text:span text:style-name="T28"><text:line-break/></text:span></text:p>
        </text:list-item>
      </text:list>
      <text:p text:style-name="P11"><text:bookmark-start text:name="__DdeLink__2255_429394496"/><text:bookmark-start text:name="__DdeLink__1275_1302543677"/><text:span text:style-name="T7">4.0</text:span><text:span text:style-name="T8">4</text:span><text:span text:style-name="T7"> </text:span><text:span text:style-name="T9">du </text:span><text:span text:style-name="T7"><text:s/></text:span><text:span text:style-name="T8">4</text:span><text:span text:style-name="T7">.</text:span><text:span text:style-name="T8">8</text:span><text:span text:style-name="T7">.201</text:span><text:span text:style-name="T8">6</text:span><text:bookmark-end text:name="__DdeLink__1275_1302543677"/><text:span text:style-name="T26"><text:line-break/></text:span></text:p>
      <text:list xml:id="list722745046" text:style-name="L11">
        <text:list-item>
          <text:p text:style-name="P55"><text:span text:style-name="T5">Quelques sources ont disparu, d’autre ont une nouvelle URL, et il y a aussi des nouveaux.</text:span><text:span text:style-name="T1">.</text:span></text:p>
        </text:list-item>
        <text:list-item>
          <text:p text:style-name="P56"><text:span text:style-name="T5">Le ménagement des sources </text:span><text:bookmark-start text:name="__DdeLink__3752_1302543677"/><text:span text:style-name="T5">obsolète</text:span><text:bookmark-end text:name="__DdeLink__3752_1302543677"/><text:bookmark-start text:name="__DdeLink__1277_1302543677"/><text:span text:style-name="T4"> </text:span><text:span text:style-name="T5">a été changer, par exemple ils sont aussi dans les fichier</text:span><text:span text:style-name="T4"> *.taho</text:span><text:bookmark-end text:name="__DdeLink__1277_1302543677"/><text:span text:style-name="T4"><text:line-break/></text:span><text:bookmark-end text:name="__DdeLink__2255_429394496"/></text:p>
        </text:list-item>
      </text:list>
      <text:p text:style-name="P21">4.03 du 8.10.2015<text:line-break/></text:p>
      <text:list xml:id="list662773209" text:style-name="L12">
        <text:list-item>
          <text:p text:style-name="P47">des erreurs du téléchargement des tuiles ajouter, par exemple si l'image est trop grand.</text:p>
        </text:list-item>
        <text:list-item>
          <text:p text:style-name="P47">Comme alternative aux carte de taille « libre » trop grand, j'ai ajouter des tailles 8k et 16k.</text:p>
        </text:list-item>
        <text:list-item>
          <text:p text:style-name="P47">Dans la lecture des coordonnes de bbox les limites sud et nord était renversé<text:line-break/> </text:p>
        </text:list-item>
      </text:list>
      <text:p text:style-name="P18"/>
      <text:p text:style-name="P27"><text:bookmark-start text:name="__DdeLink__3691_1923389849"/>4.02 du 31.8.2015<text:line-break/></text:p>
      <text:list xml:id="list2224113552" text:style-name="L13">
        <text:list-item>
          <text:p text:style-name="P62"><text:span text:style-name="T41">On peut maintenant utiliser un répertoire locale comme source, utile par exemple pour combiner </text:span><text:bookmark-end text:name="__DdeLink__3691_1923389849"/><text:span text:style-name="T41">Taho avec </text:span><text:a xlink:type="simple" xlink:href="#9.1.Maperitive |outline" text:style-name="Internet_20_link" text:visited-style-name="Visited_20_Internet_20_Link"><text:span text:style-name="T41">Maperitive</text:span></text:a></text:p>
        </text:list-item>
        <text:list-item>
          <text:p text:style-name="P48">A partir de maintenant avec programme d’installation.<text:line-break/></text:p>
        </text:list-item>
      </text:list>
      <text:p text:style-name="P16">4.01 V2 du 20.8.15</text:p>
      <text:p text:style-name="P16"/>
      <text:list xml:id="list1995891129" text:style-name="L14">
        <text:list-item>
          <text:p text:style-name="P49">Dans le paquet bin il manquait encore une fois un dll. Autrement ni le programme ni le paquet Source sont changer.</text:p>
        </text:list-item>
      </text:list>
      <text:p text:style-name="P18"><text:span text:style-name="T1"><text:line-break/></text:span>4.01<text:bookmark-start text:name="__DdeLink__1119_38472965"/> du 23.7.2015</text:p>
      <text:list xml:id="list3732115976" text:style-name="L15">
        <text:list-item>
          <text:p text:style-name="P50">Message Log améliorer</text:p>
        </text:list-item>
        <text:list-item>
          <text:p text:style-name="P50"><text:bookmark-start text:name="__DdeLink__3693_1923389849"/>les erreurs du téléchargement des tuiles n'était pas afficher. <text:bookmark-end text:name="__DdeLink__3693_1923389849"/></text:p>
        </text:list-item>
        <text:list-item>
          <text:p text:style-name="P57"><text:span text:style-name="T1">Les tuiles lonvia son sous un nouveaux URL. Pour des problème pareilles j'ai ajouter un estam</text:span><text:span text:style-name="T2">pille temporelle</text:span><text:span text:style-name="T1"> aux URL pour que taho peut décider si il faux utiliser celui du programme ou du fichier defsrcP.</text:span></text:p>
        </text:list-item>
        <text:list-item>
          <text:p text:style-name="P50">Il y avait un blocage du programme pendant le téléchargement des tuiles </text:p>
        </text:list-item>
      </text:list>
      <text:p text:style-name="P18"><text:bookmark-end text:name="__DdeLink__1119_38472965"/></text:p>
      <text:p text:style-name="P16"><text:bookmark-start text:name="__DdeLink__1166_984253744"/>4.00ß V2 du 6.12.14</text:p>
      <text:p text:style-name="P16"/>
      <text:list xml:id="list822959538" text:style-name="L16">
        <text:list-item>
          <text:p text:style-name="P52">Dans le paquet bin il manquait un dll. Alors ni le programme ni le paquet Source sont changer<text:bookmark-end text:name="__DdeLink__5590_1997956555"/><text:line-break/><text:bookmark-end text:name="__DdeLink__1166_984253744"/></text:p>
        </text:list-item>
      </text:list>
      <text:p text:style-name="P16"><text:bookmark-start text:name="__DdeLink__3343_1997956555"/><text:bookmark-start text:name="__DdeLink__1919_831655306"/>4.00ß du 1.12.14</text:p>
      <text:p text:style-name="P16"><text:bookmark-end text:name="__DdeLink__3343_1997956555"/></text:p>
      <text:list xml:id="list3589859810" text:style-name="L17">
        <text:list-item>
          <text:p text:style-name="P53">Première Version crée par QT-Creator. Alors le programme est presque écrit tous nouveaux, mais pour l'utilisateur il n'y a pas beaucoup de changement. Mais comme c'est seulement très peut tester il y a le ß.<text:bookmark-end text:name="__DdeLink__1919_831655306"/></text:p>
        </text:list-item>
      </text:list>
      <text:p text:style-name="P13"/>
      <text:p text:style-name="P16"><text:bookmark-start text:name="__DdeLink__3292_743791954"/>3.09 du 23.12.13</text:p>
      <text:p text:style-name="P16"/>
      <text:list xml:id="list2991884706" text:style-name="L18">
        <text:list-item>
          <text:p text:style-name="P38">L<text:bookmark-end text:name="__DdeLink__3292_743791954"/>a version 3.08 ne fonctionnais plus sous Windows XP. Et il manquait mfc120.dll. Ce deux problèmes devrait être résolu avec cette version.</text:p>
        </text:list-item>
      </text:list>
      <text:p text:style-name="P16">3.08 du 21.12.13</text:p>
      <text:p text:style-name="P16"/>
      <text:list xml:id="list30025516864678" text:continue-numbering="true" text:style-name="L18">
        <text:list-item>
          <text:p text:style-name="P64"><text:span text:style-name="T42">Adaptation a Visual Studio 2013 et Windows 8.1. Voir aussi. </text:span><text:a xlink:type="simple" xlink:href="#1.2.Préface du version 3.08|outline" text:style-name="Internet_20_link" text:visited-style-name="Visited_20_Internet_20_Link"><text:span text:style-name="T46">Préface du version 3.08</text:span></text:a></text:p>
        </text:list-item>
        <text:list-item>
          <text:p text:style-name="P38">Comme la site d'OSM-export n'était plus utilisable pour ce programme, j'ai adapter une autre site.</text:p>
          <text:p text:style-name="P38"/>
        </text:list-item>
      </text:list>
      <text:p text:style-name="P17">3.07 du 2.8.2013</text:p>
      <text:list xml:id="list4003435786" text:style-name="L19">
        <text:list-item>
          <text:p text:style-name="P39">Éliminé les source Cycle1, Cycle2 et Osmarender. Pour être sur qu'ils ne rentrent pas par une fichier Taho il y a maintenant une liste noir.</text:p>
        </text:list-item>
        <text:list-item>
          <text:p text:style-name="P51">En Taille : « rien » les Overlay n’était pas charger<text:line-break/></text:p>
        </text:list-item>
      </text:list>
      <text:p text:style-name="P17">3.06 du 9.8.2012</text:p>
      <text:list xml:id="list851075910" text:style-name="L20">
        <text:list-item>
          <text:list>
            <text:list-item>
              <text:p text:style-name="P40">Si en sélectionnait les cartes vectoriel le bouton png.tile restait visible</text:p>
            </text:list-item>
            <text:list-item>
              <text:p text:style-name="P65"><text:span text:style-name="T42">Une autre adaptation pour http://www.wanderreitkarte.de/ :</text:span><text:a xlink:type="simple" xlink:href="#3.10.1.user agent ID|outline" text:style-name="Internet_20_link" text:visited-style-name="Visited_20_Internet_20_Link"><text:span text:style-name="T46">user agent ID</text:span></text:a></text:p>
            </text:list-item>
          </text:list>
        </text:list-item>
      </text:list>
      <text:p text:style-name="P17">3.05 du 8.5.2012</text:p>
      <text:list xml:id="list1368164560" text:style-name="L21">
        <text:list-item>
          <text:list>
            <text:list-item>
              <text:p text:style-name="P58">A cause d´une changement dans 3.03 la résolution 8192*8192 fonctionnait plus</text:p>
            </text:list-item>
            <text:list-item>
              <text:p text:style-name="P58">J'ai introdu des lignes ´vp´dans les fichiers de calibration fugawi.</text:p>
              <text:p text:style-name="P58"/>
            </text:list-item>
          </text:list>
        </text:list-item>
      </text:list>
      <text:p text:style-name="P17">3.04 du 3.9.2011</text:p>
      <text:list xml:id="list476681013" text:style-name="L22">
        <text:list-item>
          <text:list>
            <text:list-item>
              <text:p text:style-name="P41">Si il n'y avait pas de default.taho le <text:s/>nombre maximale de Threads était mis a 0.</text:p>
            </text:list-item>
          </text:list>
        </text:list-item>
      </text:list>
      <text:p text:style-name="P17"/>
      <text:p text:style-name="P17">3.03 du 1.8.2011</text:p>
      <text:list xml:id="list1492494917" text:style-name="L23">
        <text:list-item>
          <text:list>
            <text:list-item>
              <text:p text:style-name="P66"><text:soft-page-break/><text:span text:style-name="T42">Le nombre maximale de Threads peut être choisit maintenant voir </text:span><text:a xlink:type="simple" xlink:href="#3.10.1.Anzahl Threads|outline" text:style-name="Internet_20_link" text:visited-style-name="Visited_20_Internet_20_Link"><text:span text:style-name="T46">3.10a</text:span></text:a></text:p>
            </text:list-item>
            <text:list-item>
              <text:p text:style-name="P61"><text:span text:style-name="T41">Les cartes peuvent maintenant aussi reçoit l’extension png.tile par exemple pour osmtracker sous Android </text:span><text:a xlink:type="simple" xlink:href="#3.6.4.File-Typ|outline" text:style-name="Internet_20_link" text:visited-style-name="Visited_20_Internet_20_Link"><text:span text:style-name="T41">s. 3.6d</text:span></text:a></text:p>
            </text:list-item>
            <text:list-item>
              <text:p text:style-name="P61"><text:span text:style-name="T41">On peut maintenant aussi produit des cartes de 256*256 Pixel </text:span><text:a xlink:type="simple" xlink:href="#3.6.1.Größe|outline" text:style-name="Internet_20_link" text:visited-style-name="Visited_20_Internet_20_Link"><text:span text:style-name="T41">s. 3.6a</text:span></text:a></text:p>
            </text:list-item>
            <text:list-item>
              <text:p text:style-name="P61"><text:span text:style-name="T41">On peut maintenant aussi produit des cartes organiser dans les sous-répertoires voir </text:span><text:a xlink:type="simple" xlink:href="#3.3.1.Namensgebung|outline" text:style-name="Internet_20_link" text:visited-style-name="Visited_20_Internet_20_Link"><text:span text:style-name="T46">3.3a</text:span></text:a></text:p>
            </text:list-item>
          </text:list>
        </text:list-item>
      </text:list>
      <text:p text:style-name="P17"/>
      <text:p text:style-name="P17">3.02 du 22.5.2011</text:p>
      <text:list xml:id="list3817310062" text:style-name="L24">
        <text:list-item>
          <text:p text:style-name="P42">V3.01 produisait les fichiers de calibration faux.</text:p>
        </text:list-item>
      </text:list>
      <text:p text:style-name="P17"/>
      <text:p text:style-name="P17">3.01 du 16.2.2011</text:p>
      <text:list xml:id="list30025593080447" text:continue-numbering="true" text:style-name="L24">
        <text:list-item>
          <text:p text:style-name="P42">seulement correction de quelques erreurs</text:p>
        </text:list-item>
      </text:list>
      <text:p text:style-name="P17"/>
      <text:p text:style-name="P17">3.00 du 15.2.2011</text:p>
      <text:list xml:id="list3940669718" text:style-name="L25">
        <text:list-item>
          <text:p text:style-name="P43">Maintenant on peut télécharger aussi des cartes vectorielles et las data OSM.</text:p>
        </text:list-item>
        <text:list-item>
          <text:p text:style-name="P43">Principalement pour cela il était nécessaire de changer l'interface. </text:p>
        </text:list-item>
      </text:list>
      <text:list xml:id="list30025153113991" text:continue-list="list30026112287418" text:style-name="Outline">
        <text:list-item>
          <text:h text:style-name="P70" text:outline-level="1"><text:bookmark-start text:name="__RefHeading__3075_1255718520"/>Erreurs connus et perspective<text:bookmark-end text:name="__RefHeading__3075_1255718520"/></text:h>
        </text:list-item>
      </text:list>
      <text:list xml:id="list179328665" text:style-name="L26">
        <text:list-item>
          <text:p text:style-name="P59">Il y a probablement des problèmes avec des cartes qui passent le 180eme out des zones polaires</text:p>
        </text:list-item>
        <text:list-item>
          <text:p text:style-name="P59">Amélioration de la façon de définir des source dans les fichiers taho</text:p>
        </text:list-item>
        <text:list-item>
          <text:p text:style-name="P59">Amélioration de la façon de définir des zones sans Bbox-Tool</text:p>
        </text:list-item>
        <text:list-item>
          <text:p text:style-name="P44">Si votre français est meilleure que le miens svp corrigez les Erreur dans ce fichier et dans le programme.</text:p>
        </text:list-item>
      </text:list>
      <text:list xml:id="list30025162801756" text:continue-list="list30025153113991" text:style-name="Outline">
        <text:list-item>
          <text:h text:style-name="P70" text:outline-level="1"><text:bookmark-start text:name="__RefHeading__2435_1690386132"/>Autres Programmes<text:bookmark-end text:name="__RefHeading__2435_1690386132"/></text:h>
          <text:list>
            <text:list-item>
              <text:h text:style-name="Anleitung_20_2" text:outline-level="2"><text:bookmark-start text:name="__RefHeading__1175_423189621"/><text:a xlink:type="simple" xlink:href="http://maperitive.net/" text:style-name="Internet_20_link" text:visited-style-name="Visited_20_Internet_20_Link"><text:span text:style-name="T41">Maperitive</text:span></text:a><text:span text:style-name="T41"> </text:span><text:bookmark-end text:name="__RefHeading__1175_423189621"/></text:h>
            </text:list-item>
          </text:list>
        </text:list-item>
      </text:list>
      <text:p text:style-name="P1"><text:bookmark-start text:name="__RefHeading__1177_423189621"/><text:span text:style-name="T41">Ceci est un programme avec un but similaire a celui de Taho, mais comme les deux programmes ont des forces différent ça peut être utiles de les combiner. Comme Maperitive est plus fort a la coté source, on peut d’abord ou télécharger ou rendre les tulliers avec ce programme est après utiliser ce répertoire comme source pour Taho ( « </text:span><text:a xlink:type="simple" xlink:href="#3.5.1.Cartes de base matricielle|outline" text:style-name="Internet_20_link" text:visited-style-name="Visited_20_Internet_20_Link"><text:span text:style-name="T41">dir locale</text:span></text:a><text:span text:style-name="T41"> ») qui a plus de possibilité d'export. </text:span><text:bookmark-end text:name="__RefHeading__1177_423189621"/></text:p>
      <text:p text:style-name="P14"/>
      <text:p text:style-name="P14">Dimitri Jun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8.002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3" style:display-name="Anleitung 3" style:family="paragraph" style:parent-style-name="Anleitung_20_2" style:next-style-name="Standard" style:default-outline-level="3" style:list-style-name="Outline">
      <style:text-properties fo:font-size="12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Dimitri Junker</meta:initial-creator>
    <meta:creation-date>2008-08-07T14:37:26</meta:creation-date>
    <dc:creator>Dimitri Junker</dc:creator>
    <dc:date>2019-03-12T03:00:23.842000000</dc:date>
    <meta:editing-cycles>112</meta:editing-cycles>
    <meta:editing-duration>P1DT10H57M53S</meta:editing-duration>
    <meta:printed-by>Dimitri Junker</meta:printed-by>
    <meta:print-date>2010-08-09T17:19:43.23</meta:print-date>
    <meta:document-statistic meta:table-count="0" meta:image-count="0" meta:object-count="0" meta:page-count="11" meta:paragraph-count="261" meta:word-count="4483" meta:character-count="26850" meta:non-whitespace-character-count="22645"/>
    <meta:user-defined meta:name="Info 1"/>
    <meta:user-defined meta:name="Info 2"/>
    <meta:user-defined meta:name="Info 3"/>
    <meta:user-defined meta:name="Info 4"/>
  </office:meta>
</office:document-meta>
</file>